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BodyText" style:master-page-name="MP0" style:family="paragraph">
      <style:paragraph-properties fo:margin-top="0.0166in" style:page-number="1"/>
      <style:text-properties style:font-name="Times New Roman" fo:font-size="9pt" style:font-size-asian="9pt"/>
    </style:style>
    <style:style style:name="P18" style:parent-style-name="Normal" style:family="paragraph">
      <style:paragraph-properties fo:margin-left="0.0826in">
        <style:tab-stops>
          <style:tab-stop style:type="left" style:position="0.7541in"/>
          <style:tab-stop style:type="left" style:position="1.3354in"/>
        </style:tab-stops>
      </style:paragraph-properties>
    </style:style>
    <style:style style:name="T19" style:parent-style-name="DefaultParagraphFont" style:family="text">
      <style:text-properties fo:color="#ABABAB" fo:letter-spacing="-0.0013in" style:text-scale="115%" fo:font-size="9pt" style:font-size-asian="9pt"/>
    </style:style>
    <style:style style:name="T20" style:parent-style-name="DefaultParagraphFont" style:family="text">
      <style:text-properties fo:color="#ABABAB" fo:font-size="9pt" style:font-size-asian="9pt"/>
    </style:style>
    <style:style style:name="T21" style:parent-style-name="DefaultParagraphFont" style:family="text">
      <style:text-properties fo:color="#253340" fo:letter-spacing="-0.0013in" style:text-scale="115%" fo:font-size="9pt" style:font-size-asian="9pt"/>
    </style:style>
    <style:style style:name="T22" style:parent-style-name="DefaultParagraphFont" style:family="text">
      <style:text-properties fo:color="#253340" fo:font-size="9pt" style:font-size-asian="9pt"/>
    </style:style>
    <style:style style:name="T23" style:parent-style-name="DefaultParagraphFont" style:family="text">
      <style:text-properties fo:color="#ABABAB" style:text-scale="115%" fo:font-size="9pt" style:font-size-asian="9pt"/>
    </style:style>
    <style:style style:name="T24" style:parent-style-name="DefaultParagraphFont" style:family="text">
      <style:text-properties fo:color="#ABABAB" fo:letter-spacing="0.0215in" style:text-scale="115%" fo:font-size="9pt" style:font-size-asian="9pt"/>
    </style:style>
    <style:style style:name="T25" style:parent-style-name="DefaultParagraphFont" style:family="text">
      <style:text-properties fo:color="#ABABAB" style:text-scale="115%" fo:font-size="9pt" style:font-size-asian="9pt"/>
    </style:style>
    <style:style style:name="T26" style:parent-style-name="DefaultParagraphFont" style:family="text">
      <style:text-properties fo:color="#ABABAB" style:text-scale="115%" fo:font-size="9pt" style:font-size-asian="9pt"/>
    </style:style>
    <style:style style:name="T27" style:parent-style-name="DefaultParagraphFont" style:family="text">
      <style:text-properties fo:color="#ABABAB" fo:letter-spacing="0.0208in" style:text-scale="115%" fo:font-size="9pt" style:font-size-asian="9pt"/>
    </style:style>
    <style:style style:name="T28" style:parent-style-name="DefaultParagraphFont" style:family="text">
      <style:text-properties fo:color="#ABABAB" style:text-scale="115%" fo:font-size="9pt" style:font-size-asian="9pt"/>
    </style:style>
    <style:style style:name="T29" style:parent-style-name="DefaultParagraphFont" style:family="text">
      <style:text-properties fo:color="#ABABAB" fo:letter-spacing="0.0215in" style:text-scale="115%" fo:font-size="9pt" style:font-size-asian="9pt"/>
    </style:style>
    <style:style style:name="T30" style:parent-style-name="DefaultParagraphFont" style:family="text">
      <style:text-properties fo:color="#ABABAB" fo:letter-spacing="-0.0027in" style:text-scale="115%" fo:font-size="9pt" style:font-size-asian="9pt"/>
    </style:style>
    <style:style style:name="P31" style:parent-style-name="Normal" style:family="paragraph">
      <style:paragraph-properties fo:margin-top="0.0034in"/>
      <style:text-properties fo:font-size="8.5pt" style:font-size-asian="8.5pt"/>
    </style:style>
    <style:style style:name="S1" style:family="section">
      <style:section-properties fo:margin-left="0in" fo:margin-right="0in" style:writing-mode="lr-tb">
        <style:columns fo:column-count="2">
          <style:column style:rel-width="4056*" fo:start-indent="0in" fo:end-indent="1.8784in"/>
          <style:column style:rel-width="6564*" fo:start-indent="1.8784in" fo:end-indent="0in"/>
        </style:columns>
      </style:section-properties>
    </style:style>
    <style:style style:name="P32" style:parent-style-name="Normal" style:family="paragraph">
      <style:paragraph-properties fo:margin-top="0.068in" fo:margin-left="0.0826in">
        <style:tab-stops/>
      </style:paragraph-properties>
    </style:style>
    <style:style style:name="T33" style:parent-style-name="DefaultParagraphFont" style:family="text">
      <style:text-properties fo:color="#4A6681" style:text-scale="115%" fo:font-size="9pt" style:font-size-asian="9pt"/>
    </style:style>
    <style:style style:name="T34" style:parent-style-name="DefaultParagraphFont" style:family="text">
      <style:text-properties fo:color="#4A6681" fo:letter-spacing="-0.0104in" style:text-scale="115%" fo:font-size="9pt" style:font-size-asian="9pt"/>
    </style:style>
    <style:style style:name="T35" style:parent-style-name="DefaultParagraphFont" style:family="text">
      <style:text-properties fo:color="#4A6681" fo:letter-spacing="-0.0013in" style:text-scale="120%" fo:font-size="9pt" style:font-size-asian="9pt"/>
    </style:style>
    <style:style style:name="P36" style:parent-style-name="Normal" style:family="paragraph">
      <style:paragraph-properties fo:break-before="column" fo:margin-top="0.1097in" fo:margin-left="0.0826in">
        <style:tab-stops/>
      </style:paragraph-properties>
    </style:style>
    <style:style style:name="T37" style:parent-style-name="DefaultParagraphFont" style:family="text">
      <style:text-properties fo:color="#343733" fo:letter-spacing="-0.0013in" style:text-scale="115%" fo:font-size="9pt" style:font-size-asian="9pt"/>
    </style:style>
    <style:style style:name="S2" style:family="section">
      <style:section-properties fo:margin-left="0in" fo:margin-right="0in" style:writing-mode="lr-tb"/>
    </style:style>
    <style:style style:name="P38" style:parent-style-name="Normal" style:family="paragraph">
      <style:paragraph-properties fo:margin-top="0.1048in" fo:margin-left="0.0826in">
        <style:tab-stops>
          <style:tab-stop style:type="left" style:position="3.2486in"/>
        </style:tab-stops>
      </style:paragraph-properties>
    </style:style>
    <style:style style:name="P39" style:parent-style-name="Normal" style:family="paragraph">
      <style:paragraph-properties fo:margin-top="0.0048in" fo:margin-left="0.2097in">
        <style:tab-stops/>
      </style:paragraph-properties>
    </style:style>
    <style:style style:name="T40" style:parent-style-name="DefaultParagraphFont" style:family="text">
      <style:text-properties style:font-name="Arial" fo:color="#535353" fo:letter-spacing="-0.0013in" fo:font-size="10pt" style:font-size-asian="10pt"/>
    </style:style>
    <style:style style:name="T41" style:parent-style-name="DefaultParagraphFont" style:family="text">
      <style:text-properties fo:color="#343733" style:text-scale="105%" fo:font-size="9pt" style:font-size-asian="9pt"/>
    </style:style>
    <style:style style:name="T42" style:parent-style-name="DefaultParagraphFont" style:family="text">
      <style:text-properties fo:color="#343733" fo:letter-spacing="0.0159in" style:text-scale="105%" fo:font-size="9pt" style:font-size-asian="9pt"/>
    </style:style>
    <style:style style:name="T43" style:parent-style-name="DefaultParagraphFont" style:family="text">
      <style:text-properties fo:color="#343733" style:text-scale="105%" fo:font-size="9pt" style:font-size-asian="9pt"/>
    </style:style>
    <style:style style:name="T44" style:parent-style-name="DefaultParagraphFont" style:family="text">
      <style:text-properties fo:color="#343733" fo:letter-spacing="0.0152in" style:text-scale="105%" fo:font-size="9pt" style:font-size-asian="9pt"/>
    </style:style>
    <style:style style:name="T45" style:parent-style-name="DefaultParagraphFont" style:family="text">
      <style:text-properties fo:color="#343733" fo:font-size="9pt" style:font-size-asian="9pt"/>
    </style:style>
    <style:style style:name="T46" style:parent-style-name="DefaultParagraphFont" style:family="text">
      <style:text-properties fo:color="#343733" fo:letter-spacing="0.0159in" style:text-scale="105%" fo:font-size="9pt" style:font-size-asian="9pt"/>
    </style:style>
    <style:style style:name="T47" style:parent-style-name="DefaultParagraphFont" style:family="text">
      <style:text-properties fo:color="#343733" style:text-scale="105%" fo:font-size="9pt" style:font-size-asian="9pt"/>
    </style:style>
    <style:style style:name="T48" style:parent-style-name="DefaultParagraphFont" style:family="text">
      <style:text-properties fo:color="#343733" fo:letter-spacing="0.0152in" style:text-scale="105%" fo:font-size="9pt" style:font-size-asian="9pt"/>
    </style:style>
    <style:style style:name="T49" style:parent-style-name="DefaultParagraphFont" style:family="text">
      <style:text-properties fo:color="#343733" fo:font-size="9pt" style:font-size-asian="9pt"/>
    </style:style>
    <style:style style:name="T50" style:parent-style-name="DefaultParagraphFont" style:family="text">
      <style:text-properties fo:color="#343733" fo:letter-spacing="0.0159in" style:text-scale="105%" fo:font-size="9pt" style:font-size-asian="9pt"/>
    </style:style>
    <style:style style:name="T51" style:parent-style-name="DefaultParagraphFont" style:family="text">
      <style:text-properties fo:color="#4A6681" style:text-scale="105%" fo:font-size="9pt" style:font-size-asian="9pt"/>
    </style:style>
    <style:style style:name="T52" style:parent-style-name="DefaultParagraphFont" style:family="text">
      <style:text-properties fo:color="#4A6681" fo:letter-spacing="0.0166in" style:text-scale="105%" fo:font-size="9pt" style:font-size-asian="9pt"/>
    </style:style>
    <style:style style:name="T53" style:parent-style-name="DefaultParagraphFont" style:family="text">
      <style:text-properties fo:color="#343733" fo:font-size="9pt" style:font-size-asian="9pt"/>
    </style:style>
    <style:style style:name="T54" style:parent-style-name="DefaultParagraphFont" style:family="text">
      <style:text-properties fo:color="#343733" fo:letter-spacing="0.0152in" style:text-scale="105%" fo:font-size="9pt" style:font-size-asian="9pt"/>
    </style:style>
    <style:style style:name="T55" style:parent-style-name="DefaultParagraphFont" style:family="text">
      <style:text-properties fo:color="#4A6681" fo:letter-spacing="-0.0013in" style:text-scale="105%" fo:font-size="9pt" style:font-size-asian="9pt"/>
    </style:style>
    <style:style style:name="T56" style:parent-style-name="DefaultParagraphFont" style:family="text">
      <style:text-properties fo:color="#4A6681" fo:font-size="9pt" style:font-size-asian="9pt"/>
    </style:style>
    <style:style style:name="T57" style:parent-style-name="DefaultParagraphFont" style:family="text">
      <style:text-properties fo:color="#343733" style:text-scale="105%" fo:font-size="9pt" style:font-size-asian="9pt"/>
    </style:style>
    <style:style style:name="T58" style:parent-style-name="DefaultParagraphFont" style:family="text">
      <style:text-properties fo:color="#343733" fo:letter-spacing="0.0111in" style:text-scale="105%" fo:font-size="9pt" style:font-size-asian="9pt"/>
    </style:style>
    <style:style style:name="T59" style:parent-style-name="DefaultParagraphFont" style:family="text">
      <style:text-properties fo:color="#343733" style:text-scale="105%" fo:font-size="9pt" style:font-size-asian="9pt"/>
    </style:style>
    <style:style style:name="T60" style:parent-style-name="DefaultParagraphFont" style:family="text">
      <style:text-properties fo:color="#343733" fo:letter-spacing="0.0104in" style:text-scale="105%" fo:font-size="9pt" style:font-size-asian="9pt"/>
    </style:style>
    <style:style style:name="T61" style:parent-style-name="DefaultParagraphFont" style:family="text">
      <style:text-properties fo:color="#343733" fo:font-size="9pt" style:font-size-asian="9pt"/>
    </style:style>
    <style:style style:name="T62" style:parent-style-name="DefaultParagraphFont" style:family="text">
      <style:text-properties fo:color="#343733" fo:letter-spacing="0.0111in" style:text-scale="105%" fo:font-size="9pt" style:font-size-asian="9pt"/>
    </style:style>
    <style:style style:name="T63" style:parent-style-name="DefaultParagraphFont" style:family="text">
      <style:text-properties fo:color="#4A6681" style:text-scale="105%" fo:font-size="9pt" style:font-size-asian="9pt"/>
    </style:style>
    <style:style style:name="T64" style:parent-style-name="DefaultParagraphFont" style:family="text">
      <style:text-properties fo:color="#4A6681" fo:letter-spacing="0.0111in" style:text-scale="105%" fo:font-size="9pt" style:font-size-asian="9pt"/>
    </style:style>
    <style:style style:name="T65" style:parent-style-name="DefaultParagraphFont" style:family="text">
      <style:text-properties fo:color="#343733" fo:font-size="9pt" style:font-size-asian="9pt"/>
    </style:style>
    <style:style style:name="T66" style:parent-style-name="DefaultParagraphFont" style:family="text">
      <style:text-properties fo:color="#343733" fo:letter-spacing="0.0111in" style:text-scale="105%" fo:font-size="9pt" style:font-size-asian="9pt"/>
    </style:style>
    <style:style style:name="T67" style:parent-style-name="DefaultParagraphFont" style:family="text">
      <style:text-properties fo:color="#4A6681" fo:letter-spacing="-0.0013in" style:text-scale="105%" fo:font-size="9pt" style:font-size-asian="9pt"/>
    </style:style>
    <style:style style:name="P68" style:parent-style-name="Normal" style:family="paragraph">
      <style:paragraph-properties fo:margin-top="0.1138in"/>
      <style:text-properties fo:font-size="10.5pt" style:font-size-asian="10.5pt"/>
    </style:style>
    <style:style style:name="P69" style:parent-style-name="Normal" style:family="paragraph">
      <style:paragraph-properties fo:margin-left="0.2284in">
        <style:tab-stops/>
      </style:paragraph-properties>
    </style:style>
    <style:style style:name="T70" style:parent-style-name="DefaultParagraphFont" style:family="text">
      <style:text-properties fo:font-weight="bold" style:font-weight-asian="bold" fo:color="#343733" style:text-scale="120%" fo:font-size="10.5pt" style:font-size-asian="10.5pt"/>
    </style:style>
    <style:style style:name="T71" style:parent-style-name="DefaultParagraphFont" style:family="text">
      <style:text-properties fo:font-weight="bold" style:font-weight-asian="bold" fo:color="#343733" fo:letter-spacing="0.0111in" style:text-scale="120%" fo:font-size="10.5pt" style:font-size-asian="10.5pt"/>
    </style:style>
    <style:style style:name="T72" style:parent-style-name="DefaultParagraphFont" style:family="text">
      <style:text-properties fo:color="#4A6681" fo:letter-spacing="-0.0013in" style:text-scale="120%" fo:font-size="10.5pt" style:font-size-asian="10.5pt"/>
    </style:style>
    <style:style style:name="T73" style:parent-style-name="DefaultParagraphFont" style:family="text">
      <style:text-properties fo:color="#2B4557" style:text-scale="125%"/>
    </style:style>
    <style:style style:name="T74" style:parent-style-name="DefaultParagraphFont" style:family="text">
      <style:text-properties fo:color="#2B4557" fo:letter-spacing="0.0027in" style:text-scale="125%"/>
    </style:style>
    <style:style style:name="T75" style:parent-style-name="DefaultParagraphFont" style:family="text">
      <style:text-properties fo:color="#2B4557" fo:letter-spacing="-0.0013in" style:text-scale="125%"/>
    </style:style>
    <style:style style:name="P76" style:parent-style-name="Normal" style:family="paragraph">
      <style:paragraph-properties fo:margin-top="0.0375in"/>
      <style:text-properties fo:font-weight="bold" style:font-weight-asian="bold" fo:font-size="10.5pt" style:font-size-asian="10.5pt"/>
    </style:style>
    <style:style style:name="P77" style:parent-style-name="BodyText" style:family="paragraph">
      <style:paragraph-properties fo:line-height="105%" fo:margin-left="0.5409in" fo:margin-right="4.1923in" fo:text-indent="-0.3125in">
        <style:tab-stops/>
      </style:paragraph-properties>
    </style:style>
    <style:style style:name="T78" style:parent-style-name="DefaultParagraphFont" style:family="text">
      <style:text-properties style:font-name="Trebuchet MS" fo:color="#343733" fo:letter-spacing="-0.0013in" style:text-scale="110%"/>
    </style:style>
    <style:style style:name="T79" style:parent-style-name="DefaultParagraphFont" style:family="text">
      <style:text-properties style:font-name="Trebuchet MS" fo:color="#343733" fo:letter-spacing="-0.0027in" style:text-scale="110%"/>
    </style:style>
    <style:style style:name="P80" style:parent-style-name="Normal" style:family="paragraph">
      <style:paragraph-properties fo:margin-top="0.0048in"/>
    </style:style>
    <style:style style:name="P81" style:parent-style-name="Normal" style:family="paragraph">
      <style:paragraph-properties fo:margin-top="0.0972in" fo:margin-left="0.2284in">
        <style:tab-stops/>
      </style:paragraph-properties>
    </style:style>
    <style:style style:name="T82" style:parent-style-name="DefaultParagraphFont" style:family="text">
      <style:text-properties style:font-name="Courier New" fo:color="#343733" fo:font-size="10.5pt" style:font-size-asian="10.5pt"/>
    </style:style>
    <style:style style:name="T83" style:parent-style-name="DefaultParagraphFont" style:family="text">
      <style:text-properties style:font-name="Courier New" fo:font-weight="bold" style:font-weight-asian="bold" fo:color="#343733" fo:letter-spacing="-0.0013in" fo:font-size="10.5pt" style:font-size-asian="10.5pt"/>
    </style:style>
    <style:style style:name="P84" style:parent-style-name="BodyText" style:family="paragraph">
      <style:paragraph-properties fo:margin-top="0.0326in" fo:margin-left="0.2284in">
        <style:tab-stops/>
      </style:paragraph-properties>
    </style:style>
    <style:style style:name="T85" style:parent-style-name="DefaultParagraphFont" style:family="text">
      <style:text-properties style:font-name="Courier New" fo:color="#343733"/>
    </style:style>
    <style:style style:name="T86" style:parent-style-name="DefaultParagraphFont" style:family="text">
      <style:text-properties style:font-name="Courier New" fo:color="#343733" fo:letter-spacing="-0.0013in"/>
    </style:style>
    <style:style style:name="P87" style:parent-style-name="BodyText" style:family="paragraph">
      <style:paragraph-properties fo:margin-top="0.0062in"/>
      <style:text-properties style:font-name="Courier New"/>
    </style:style>
    <style:style style:name="P88" style:parent-style-name="BodyText" style:family="paragraph">
      <style:paragraph-properties fo:line-height="118%" fo:margin-left="0.2284in" fo:margin-right="0.0868in">
        <style:tab-stops/>
      </style:paragraph-properties>
    </style:style>
    <style:style style:name="T89" style:parent-style-name="DefaultParagraphFont" style:family="text">
      <style:text-properties fo:color="#464646" style:text-scale="120%"/>
    </style:style>
    <style:style style:name="T90" style:parent-style-name="DefaultParagraphFont" style:family="text">
      <style:text-properties fo:color="#464646" fo:letter-spacing="-0.002in" style:text-scale="120%"/>
    </style:style>
    <style:style style:name="T91" style:parent-style-name="DefaultParagraphFont" style:family="text">
      <style:text-properties fo:color="#464646" style:text-scale="120%"/>
    </style:style>
    <style:style style:name="T92" style:parent-style-name="DefaultParagraphFont" style:family="text">
      <style:text-properties fo:color="#464646" fo:letter-spacing="-0.002in" style:text-scale="120%"/>
    </style:style>
    <style:style style:name="T93" style:parent-style-name="DefaultParagraphFont" style:family="text">
      <style:text-properties fo:color="#464646" style:text-scale="120%"/>
    </style:style>
    <style:style style:name="T94" style:parent-style-name="DefaultParagraphFont" style:family="text">
      <style:text-properties fo:color="#464646" fo:letter-spacing="-0.002in" style:text-scale="120%"/>
    </style:style>
    <style:style style:name="T95" style:parent-style-name="DefaultParagraphFont" style:family="text">
      <style:text-properties fo:color="#464646" style:text-scale="120%"/>
    </style:style>
    <style:style style:name="T96" style:parent-style-name="DefaultParagraphFont" style:family="text">
      <style:text-properties fo:color="#464646" fo:letter-spacing="-0.002in" style:text-scale="120%"/>
    </style:style>
    <style:style style:name="T97" style:parent-style-name="DefaultParagraphFont" style:family="text">
      <style:text-properties fo:color="#464646" style:text-scale="120%"/>
    </style:style>
    <style:style style:name="T98" style:parent-style-name="DefaultParagraphFont" style:family="text">
      <style:text-properties fo:color="#464646" fo:letter-spacing="-0.002in" style:text-scale="120%"/>
    </style:style>
    <style:style style:name="T99" style:parent-style-name="DefaultParagraphFont" style:family="text">
      <style:text-properties fo:color="#464646" style:text-scale="120%"/>
    </style:style>
    <style:style style:name="T100" style:parent-style-name="DefaultParagraphFont" style:family="text">
      <style:text-properties fo:color="#464646" fo:letter-spacing="-0.002in" style:text-scale="120%"/>
    </style:style>
    <style:style style:name="T101" style:parent-style-name="DefaultParagraphFont" style:family="text">
      <style:text-properties fo:color="#464646" style:text-scale="120%"/>
    </style:style>
    <style:style style:name="T102" style:parent-style-name="DefaultParagraphFont" style:family="text">
      <style:text-properties fo:color="#464646" fo:letter-spacing="-0.002in" style:text-scale="120%"/>
    </style:style>
    <style:style style:name="T103" style:parent-style-name="DefaultParagraphFont" style:family="text">
      <style:text-properties fo:color="#464646" style:text-scale="120%"/>
    </style:style>
    <style:style style:name="T104" style:parent-style-name="DefaultParagraphFont" style:family="text">
      <style:text-properties fo:color="#464646" fo:letter-spacing="-0.002in" style:text-scale="120%"/>
    </style:style>
    <style:style style:name="T105" style:parent-style-name="DefaultParagraphFont" style:family="text">
      <style:text-properties fo:color="#464646" style:text-scale="120%"/>
    </style:style>
    <style:style style:name="T106" style:parent-style-name="DefaultParagraphFont" style:family="text">
      <style:text-properties fo:color="#464646" fo:letter-spacing="-0.002in" style:text-scale="120%"/>
    </style:style>
    <style:style style:name="T107" style:parent-style-name="DefaultParagraphFont" style:family="text">
      <style:text-properties fo:color="#464646" style:text-scale="120%"/>
    </style:style>
    <style:style style:name="T108" style:parent-style-name="DefaultParagraphFont" style:family="text">
      <style:text-properties fo:color="#464646" fo:letter-spacing="-0.002in" style:text-scale="120%"/>
    </style:style>
    <style:style style:name="T109" style:parent-style-name="DefaultParagraphFont" style:family="text">
      <style:text-properties fo:color="#464646" style:text-scale="120%"/>
    </style:style>
    <style:style style:name="T110" style:parent-style-name="DefaultParagraphFont" style:family="text">
      <style:text-properties fo:color="#464646" fo:letter-spacing="-0.002in" style:text-scale="120%"/>
    </style:style>
    <style:style style:name="T111" style:parent-style-name="DefaultParagraphFont" style:family="text">
      <style:text-properties fo:color="#464646" style:text-scale="120%"/>
    </style:style>
    <style:style style:name="T112" style:parent-style-name="DefaultParagraphFont" style:family="text">
      <style:text-properties fo:color="#464646" fo:letter-spacing="-0.002in" style:text-scale="120%"/>
    </style:style>
    <style:style style:name="T113" style:parent-style-name="DefaultParagraphFont" style:family="text">
      <style:text-properties fo:color="#464646" style:text-scale="120%"/>
    </style:style>
    <style:style style:name="T114" style:parent-style-name="DefaultParagraphFont" style:family="text">
      <style:text-properties fo:color="#464646" fo:letter-spacing="-0.002in" style:text-scale="120%"/>
    </style:style>
    <style:style style:name="T115" style:parent-style-name="DefaultParagraphFont" style:family="text">
      <style:text-properties fo:color="#464646" style:text-scale="120%"/>
    </style:style>
    <style:style style:name="T116" style:parent-style-name="DefaultParagraphFont" style:family="text">
      <style:text-properties fo:color="#464646" fo:letter-spacing="-0.002in" style:text-scale="120%"/>
    </style:style>
    <style:style style:name="T117" style:parent-style-name="DefaultParagraphFont" style:family="text">
      <style:text-properties fo:color="#464646" style:text-scale="120%"/>
    </style:style>
    <style:style style:name="P118" style:parent-style-name="BodyText" style:family="paragraph">
      <style:paragraph-properties fo:margin-top="0.0062in"/>
    </style:style>
    <style:style style:name="P119" style:parent-style-name="Normal" style:family="paragraph">
      <style:paragraph-properties fo:margin-top="0.0013in"/>
    </style:style>
    <style:style style:name="T120" style:parent-style-name="DefaultParagraphFont" style:family="text">
      <style:text-properties fo:font-weight="bold" style:font-weight-asian="bold" fo:color="#343733" fo:letter-spacing="-0.0013in" style:text-scale="125%" fo:font-size="9.5pt" style:font-size-asian="9.5pt"/>
    </style:style>
    <style:style style:name="P121" style:parent-style-name="Normal" style:family="paragraph">
      <style:paragraph-properties fo:margin-top="0.0013in"/>
    </style:style>
    <style:style style:name="T122" style:parent-style-name="DefaultParagraphFont" style:family="text">
      <style:text-properties fo:font-weight="bold" style:font-weight-asian="bold" fo:color="#343733" fo:letter-spacing="-0.0013in" style:text-scale="125%" fo:font-size="9.5pt" style:font-size-asian="9.5pt"/>
    </style:style>
    <style:style style:name="P123" style:parent-style-name="Normal" style:family="paragraph">
      <style:paragraph-properties fo:margin-top="0.0138in" fo:line-height="0.1555in"/>
    </style:style>
    <style:style style:name="T124" style:parent-style-name="DefaultParagraphFont" style:family="text">
      <style:text-properties style:font-name="Courier New" fo:font-weight="bold" style:font-weight-asian="bold" fo:color="#4A6681" fo:letter-spacing="-0.0013in" fo:font-size="10.5pt" style:font-size-asian="10.5pt"/>
    </style:style>
    <style:style style:name="T125" style:parent-style-name="DefaultParagraphFont" style:family="text">
      <style:text-properties style:font-name="Courier New" fo:color="#343733" fo:letter-spacing="-0.0013in" fo:font-size="10.5pt" style:font-size-asian="10.5pt"/>
    </style:style>
    <style:style style:name="P126" style:parent-style-name="Normal" style:family="paragraph">
      <style:paragraph-properties fo:margin-top="0.1687in"/>
      <style:text-properties style:font-name="Cambria" fo:font-size="12pt" style:font-size-asian="12pt"/>
    </style:style>
    <style:style style:name="P127" style:parent-style-name="Normal" style:family="paragraph">
      <style:paragraph-properties fo:margin-left="0.1041in">
        <style:tab-stops/>
      </style:paragraph-properties>
    </style:style>
    <style:style style:name="T128" style:parent-style-name="DefaultParagraphFont" style:family="text">
      <style:text-properties fo:font-weight="bold" style:font-weight-asian="bold" fo:font-style="italic" style:font-style-asian="italic" fo:color="#343733" style:text-scale="120%" fo:font-size="12pt" style:font-size-asian="12pt"/>
    </style:style>
    <style:style style:name="T129" style:parent-style-name="DefaultParagraphFont" style:family="text">
      <style:text-properties fo:font-weight="bold" style:font-weight-asian="bold" fo:font-style="italic" style:font-style-asian="italic" fo:color="#343733" fo:letter-spacing="-0.0118in" style:text-scale="120%" fo:font-size="12pt" style:font-size-asian="12pt"/>
    </style:style>
    <style:style style:name="T130" style:parent-style-name="DefaultParagraphFont" style:family="text">
      <style:text-properties fo:font-weight="bold" style:font-weight-asian="bold" fo:font-style="italic" style:font-style-asian="italic" fo:color="#343733" fo:letter-spacing="-0.0013in" style:text-scale="120%" fo:font-size="12pt" style:font-size-asian="12pt"/>
    </style:style>
    <style:style style:name="P131" style:parent-style-name="Normal" style:family="paragraph">
      <style:paragraph-properties fo:margin-top="0.1638in"/>
      <style:text-properties fo:font-weight="bold" style:font-weight-asian="bold" fo:font-style="italic" style:font-style-asian="italic" fo:font-size="12pt" style:font-size-asian="12pt"/>
    </style:style>
    <style:style style:name="P132" style:parent-style-name="Normal" style:family="paragraph">
      <style:paragraph-properties fo:margin-left="0.2388in">
        <style:tab-stops/>
      </style:paragraph-properties>
    </style:style>
    <style:style style:name="T133" style:parent-style-name="DefaultParagraphFont" style:family="text">
      <style:text-properties fo:font-weight="bold" style:font-weight-asian="bold" fo:color="#253340" fo:letter-spacing="-0.0013in" style:text-scale="120%" fo:font-size="10.5pt" style:font-size-asian="10.5pt"/>
    </style:style>
    <style:style style:name="P134" style:parent-style-name="Normal" style:family="paragraph">
      <style:paragraph-properties fo:line-height="0.1916in"/>
    </style:style>
    <style:style style:name="T135" style:parent-style-name="DefaultParagraphFont" style:family="text">
      <style:text-properties fo:font-weight="bold" style:font-weight-asian="bold" fo:font-style="italic" style:font-style-asian="italic" fo:color="#343733" style:text-scale="120%" fo:font-size="12pt" style:font-size-asian="12pt"/>
    </style:style>
    <style:style style:name="T136" style:parent-style-name="DefaultParagraphFont" style:family="text">
      <style:text-properties fo:font-weight="bold" style:font-weight-asian="bold" fo:font-style="italic" style:font-style-asian="italic" fo:color="#343733" fo:letter-spacing="0.0027in" style:text-scale="120%" fo:font-size="12pt" style:font-size-asian="12pt"/>
    </style:style>
    <style:style style:name="T137" style:parent-style-name="DefaultParagraphFont" style:family="text">
      <style:text-properties fo:font-weight="bold" style:font-weight-asian="bold" fo:font-style="italic" style:font-style-asian="italic" fo:color="#343733" fo:letter-spacing="-0.0013in" style:text-scale="120%" fo:font-size="12pt" style:font-size-asian="12pt"/>
    </style:style>
    <style:style style:name="P138" style:parent-style-name="Normal" style:family="paragraph">
      <style:paragraph-properties fo:line-height="0.168in"/>
    </style:style>
    <style:style style:name="T139" style:parent-style-name="DefaultParagraphFont" style:family="text">
      <style:text-properties fo:font-weight="bold" style:font-weight-asian="bold" fo:color="#253340" style:text-scale="120%" fo:font-size="10.5pt" style:font-size-asian="10.5pt"/>
    </style:style>
    <style:style style:name="T140" style:parent-style-name="DefaultParagraphFont" style:family="text">
      <style:text-properties fo:font-weight="bold" style:font-weight-asian="bold" fo:color="#253340" fo:letter-spacing="-0.0048in" style:text-scale="120%" fo:font-size="10.5pt" style:font-size-asian="10.5pt"/>
    </style:style>
    <style:style style:name="T141" style:parent-style-name="DefaultParagraphFont" style:family="text">
      <style:text-properties fo:font-weight="bold" style:font-weight-asian="bold" fo:color="#253340" fo:letter-spacing="-0.0013in" style:text-scale="120%" fo:font-size="10.5pt" style:font-size-asian="10.5pt"/>
    </style:style>
    <style:style style:name="P142" style:parent-style-name="Normal" style:family="paragraph">
      <style:paragraph-properties fo:line-height="0.168in"/>
    </style:style>
    <style:style style:name="T143" style:parent-style-name="DefaultParagraphFont" style:family="text">
      <style:text-properties fo:font-weight="bold" style:font-weight-asian="bold" fo:color="#ABABAB" style:text-scale="120%" fo:font-size="10.5pt" style:font-size-asian="10.5pt"/>
    </style:style>
    <style:style style:name="T144" style:parent-style-name="DefaultParagraphFont" style:family="text">
      <style:text-properties fo:font-weight="bold" style:font-weight-asian="bold" fo:color="#ABABAB" fo:letter-spacing="0.0118in" style:text-scale="125%" fo:font-size="10.5pt" style:font-size-asian="10.5pt"/>
    </style:style>
    <style:style style:name="T145" style:parent-style-name="DefaultParagraphFont" style:family="text">
      <style:text-properties fo:font-weight="bold" style:font-weight-asian="bold" fo:color="#ABABAB" fo:letter-spacing="-0.0013in" style:text-scale="125%" fo:font-size="10.5pt" style:font-size-asian="10.5pt"/>
    </style:style>
    <style:style style:name="P146" style:parent-style-name="Normal" style:family="paragraph">
      <style:paragraph-properties fo:line-height="0.168in"/>
    </style:style>
    <style:style style:name="T147" style:parent-style-name="DefaultParagraphFont" style:family="text">
      <style:text-properties fo:font-weight="bold" style:font-weight-asian="bold" fo:color="#ABABAB" style:text-scale="115%" fo:font-size="10.5pt" style:font-size-asian="10.5pt"/>
    </style:style>
    <style:style style:name="T148" style:parent-style-name="DefaultParagraphFont" style:family="text">
      <style:text-properties fo:font-weight="bold" style:font-weight-asian="bold" fo:color="#ABABAB" fo:letter-spacing="0.0159in" style:text-scale="120%" fo:font-size="10.5pt" style:font-size-asian="10.5pt"/>
    </style:style>
    <style:style style:name="T149" style:parent-style-name="DefaultParagraphFont" style:family="text">
      <style:text-properties fo:font-weight="bold" style:font-weight-asian="bold" fo:color="#ABABAB" fo:letter-spacing="-0.0013in" style:text-scale="120%" fo:font-size="10.5pt" style:font-size-asian="10.5pt"/>
    </style:style>
    <style:style style:name="P150" style:parent-style-name="Normal" style:family="paragraph">
      <style:paragraph-properties fo:margin-top="0.0013in"/>
    </style:style>
    <style:style style:name="T151" style:parent-style-name="DefaultParagraphFont" style:family="text">
      <style:text-properties fo:font-weight="bold" style:font-weight-asian="bold" fo:color="#343733" style:text-scale="125%" fo:font-size="9.5pt" style:font-size-asian="9.5pt"/>
    </style:style>
    <style:style style:name="T152" style:parent-style-name="DefaultParagraphFont" style:family="text">
      <style:text-properties fo:font-weight="bold" style:font-weight-asian="bold" fo:color="#343733" fo:letter-spacing="-0.0048in" style:text-scale="125%" fo:font-size="9.5pt" style:font-size-asian="9.5pt"/>
    </style:style>
    <style:style style:name="T153" style:parent-style-name="DefaultParagraphFont" style:family="text">
      <style:text-properties fo:font-weight="bold" style:font-weight-asian="bold" fo:color="#343733" style:text-scale="125%" fo:font-size="9.5pt" style:font-size-asian="9.5pt"/>
    </style:style>
    <style:style style:name="T154" style:parent-style-name="DefaultParagraphFont" style:family="text">
      <style:text-properties fo:font-weight="bold" style:font-weight-asian="bold" fo:color="#343733" fo:letter-spacing="-0.0041in" style:text-scale="125%" fo:font-size="9.5pt" style:font-size-asian="9.5pt"/>
    </style:style>
    <style:style style:name="P155" style:parent-style-name="Normal" style:family="paragraph">
      <style:paragraph-properties fo:margin-top="0.0013in"/>
    </style:style>
    <style:style style:name="T156" style:parent-style-name="DefaultParagraphFont" style:family="text">
      <style:text-properties fo:font-weight="bold" style:font-weight-asian="bold" fo:color="#343733" fo:letter-spacing="-0.0013in" style:text-scale="125%" fo:font-size="9.5pt" style:font-size-asian="9.5pt"/>
    </style:style>
    <style:style style:name="P157" style:parent-style-name="Normal" style:family="paragraph">
      <style:paragraph-properties fo:margin-top="0.0013in"/>
    </style:style>
    <style:style style:name="T158" style:parent-style-name="DefaultParagraphFont" style:family="text">
      <style:text-properties fo:font-weight="bold" style:font-weight-asian="bold" fo:color="#343733" fo:letter-spacing="-0.0013in" style:text-scale="125%" fo:font-size="9.5pt" style:font-size-asian="9.5pt"/>
    </style:style>
    <style:style style:name="P159" style:parent-style-name="Normal" style:family="paragraph">
      <style:paragraph-properties fo:margin-top="0.0138in" fo:line-height="0.1555in"/>
    </style:style>
    <style:style style:name="T160" style:parent-style-name="DefaultParagraphFont" style:family="text">
      <style:text-properties style:font-name="Courier New" fo:color="#343733" fo:letter-spacing="-0.0034in" fo:font-size="10.5pt" style:font-size-asian="10.5pt"/>
    </style:style>
    <style:style style:name="P161" style:parent-style-name="Normal" style:family="paragraph">
      <style:paragraph-properties fo:margin-top="0.0138in" fo:line-height="0.1555in"/>
    </style:style>
    <style:style style:name="T162" style:parent-style-name="DefaultParagraphFont" style:family="text">
      <style:text-properties style:font-name="Courier New" fo:font-weight="bold" style:font-weight-asian="bold" fo:color="#4A6681" fo:font-size="10.5pt" style:font-size-asian="10.5pt"/>
    </style:style>
    <style:style style:name="T163" style:parent-style-name="DefaultParagraphFont" style:family="text">
      <style:text-properties style:font-name="Courier New" fo:color="#343733" fo:font-size="10.5pt" style:font-size-asian="10.5pt"/>
    </style:style>
    <style:style style:name="T164" style:parent-style-name="DefaultParagraphFont" style:family="text">
      <style:text-properties style:font-name="Courier New" fo:color="#343733" fo:letter-spacing="-0.0027in" fo:font-size="10.5pt" style:font-size-asian="10.5pt"/>
    </style:style>
    <style:style style:name="P165" style:parent-style-name="Normal" style:family="paragraph">
      <style:paragraph-properties fo:margin-top="0.0138in"/>
    </style:style>
    <style:style style:name="T166" style:parent-style-name="DefaultParagraphFont" style:family="text">
      <style:text-properties style:font-name="Courier New" fo:color="#343733" fo:font-size="10.5pt" style:font-size-asian="10.5pt"/>
    </style:style>
    <style:style style:name="T167" style:parent-style-name="DefaultParagraphFont" style:family="text">
      <style:text-properties style:font-name="Courier New" fo:color="#343733" fo:letter-spacing="-0.0013in" fo:font-size="10.5pt" style:font-size-asian="10.5pt"/>
    </style:style>
    <style:style style:name="P168" style:parent-style-name="Normal" style:family="paragraph">
      <style:paragraph-properties fo:margin-top="0.043in" fo:line-height="0.1555in"/>
    </style:style>
    <style:style style:name="T169" style:parent-style-name="DefaultParagraphFont" style:family="text">
      <style:text-properties style:font-name="Courier New" fo:color="#343733" fo:font-size="10.5pt" style:font-size-asian="10.5pt"/>
    </style:style>
    <style:style style:name="T170" style:parent-style-name="DefaultParagraphFont" style:family="text">
      <style:text-properties style:font-name="Courier New" fo:color="#343733" fo:letter-spacing="-0.0027in" fo:font-size="10.5pt" style:font-size-asian="10.5pt"/>
    </style:style>
    <style:style style:name="P171" style:parent-style-name="Normal" style:family="paragraph">
      <style:paragraph-properties fo:margin-top="0.0826in" fo:margin-left="0.052in">
        <style:tab-stops/>
      </style:paragraph-properties>
    </style:style>
    <style:style style:name="T172" style:parent-style-name="DefaultParagraphFont" style:family="text">
      <style:text-properties fo:font-weight="bold" style:font-weight-asian="bold" fo:color="#343733" style:text-scale="120%" fo:font-size="12pt" style:font-size-asian="12pt"/>
    </style:style>
    <style:style style:name="T173" style:parent-style-name="DefaultParagraphFont" style:family="text">
      <style:text-properties fo:font-weight="bold" style:font-weight-asian="bold" fo:color="#343733" fo:letter-spacing="0.0069in" style:text-scale="120%" fo:font-size="12pt" style:font-size-asian="12pt"/>
    </style:style>
    <style:style style:name="T174" style:parent-style-name="DefaultParagraphFont" style:family="text">
      <style:text-properties fo:font-weight="bold" style:font-weight-asian="bold" fo:color="#343733" style:text-scale="120%" fo:font-size="12pt" style:font-size-asian="12pt"/>
    </style:style>
    <style:style style:name="T175" style:parent-style-name="DefaultParagraphFont" style:family="text">
      <style:text-properties fo:font-weight="bold" style:font-weight-asian="bold" fo:color="#343733" fo:letter-spacing="0.0076in" style:text-scale="120%" fo:font-size="12pt" style:font-size-asian="12pt"/>
    </style:style>
    <style:style style:name="T176" style:parent-style-name="DefaultParagraphFont" style:family="text">
      <style:text-properties fo:font-weight="bold" style:font-weight-asian="bold" fo:color="#343733" style:text-scale="120%" fo:font-size="12pt" style:font-size-asian="12pt"/>
    </style:style>
    <style:style style:name="T177" style:parent-style-name="DefaultParagraphFont" style:family="text">
      <style:text-properties fo:font-weight="bold" style:font-weight-asian="bold" fo:color="#343733" fo:letter-spacing="0.0076in" style:text-scale="120%" fo:font-size="12pt" style:font-size-asian="12pt"/>
    </style:style>
    <style:style style:name="T178" style:parent-style-name="DefaultParagraphFont" style:family="text">
      <style:text-properties fo:font-weight="bold" style:font-weight-asian="bold" fo:color="#343733" style:text-scale="120%" fo:font-size="12pt" style:font-size-asian="12pt"/>
    </style:style>
    <style:style style:name="T179" style:parent-style-name="DefaultParagraphFont" style:family="text">
      <style:text-properties fo:font-weight="bold" style:font-weight-asian="bold" fo:color="#343733" fo:letter-spacing="0.0076in" style:text-scale="120%" fo:font-size="12pt" style:font-size-asian="12pt"/>
    </style:style>
    <style:style style:name="T180" style:parent-style-name="DefaultParagraphFont" style:family="text">
      <style:text-properties fo:font-weight="bold" style:font-weight-asian="bold" fo:color="#343733" fo:letter-spacing="-0.0013in" style:text-scale="120%" fo:font-size="12pt" style:font-size-asian="12pt"/>
    </style:style>
    <style:style style:name="P181" style:parent-style-name="Normal" style:family="paragraph">
      <style:paragraph-properties fo:margin-top="0.1791in"/>
      <style:text-properties style:font-name="Cambria" fo:font-size="12pt" style:font-size-asian="12pt"/>
    </style:style>
    <style:style style:name="P182" style:parent-style-name="Normal" style:family="paragraph">
      <style:paragraph-properties fo:margin-left="0.1034in">
        <style:tab-stops/>
      </style:paragraph-properties>
    </style:style>
    <style:style style:name="T183" style:parent-style-name="DefaultParagraphFont" style:family="text">
      <style:text-properties fo:font-weight="bold" style:font-weight-asian="bold" fo:font-style="italic" style:font-style-asian="italic" fo:color="#343733" style:text-scale="120%" fo:font-size="12pt" style:font-size-asian="12pt"/>
    </style:style>
    <style:style style:name="T184" style:parent-style-name="DefaultParagraphFont" style:family="text">
      <style:text-properties fo:font-weight="bold" style:font-weight-asian="bold" fo:font-style="italic" style:font-style-asian="italic" fo:color="#343733" fo:letter-spacing="-0.0118in" style:text-scale="120%" fo:font-size="12pt" style:font-size-asian="12pt"/>
    </style:style>
    <style:style style:name="T185" style:parent-style-name="DefaultParagraphFont" style:family="text">
      <style:text-properties fo:font-weight="bold" style:font-weight-asian="bold" fo:font-style="italic" style:font-style-asian="italic" fo:color="#343733" fo:letter-spacing="-0.0013in" style:text-scale="120%" fo:font-size="12pt" style:font-size-asian="12pt"/>
    </style:style>
    <style:style style:name="P186" style:parent-style-name="Normal" style:family="paragraph">
      <style:paragraph-properties fo:margin-top="0.084in" fo:margin-left="0.052in">
        <style:tab-stops/>
      </style:paragraph-properties>
    </style:style>
    <style:style style:name="T187" style:parent-style-name="DefaultParagraphFont" style:family="text">
      <style:text-properties fo:font-weight="bold" style:font-weight-asian="bold" fo:color="#343733" fo:letter-spacing="-0.0013in" style:text-scale="125%" fo:font-size="9.5pt" style:font-size-asian="9.5pt"/>
    </style:style>
    <style:style style:name="P188" style:parent-style-name="BodyText" style:family="paragraph">
      <style:paragraph-properties fo:margin-top="0.0006in"/>
      <style:text-properties fo:font-size="8.5pt" style:font-size-asian="8.5pt"/>
    </style:style>
    <style:style style:name="P189" style:parent-style-name="BodyText" style:family="paragraph">
      <style:paragraph-properties fo:margin-top="0.0006in"/>
      <style:text-properties fo:font-size="8.5pt" style:font-size-asian="8.5pt"/>
    </style:style>
    <style:style style:name="P190" style:parent-style-name="BodyText" style:master-page-name="MP3" style:family="paragraph">
      <style:paragraph-properties fo:break-before="page"/>
    </style:style>
    <style:style style:name="P207" style:parent-style-name="BodyText" style:family="paragraph">
      <style:paragraph-properties fo:margin-top="0.0138in" fo:line-height="0.1555in"/>
    </style:style>
    <style:style style:name="T208" style:parent-style-name="DefaultParagraphFont" style:family="text">
      <style:text-properties style:font-name="Courier New" fo:color="#343733"/>
    </style:style>
    <style:style style:name="T209" style:parent-style-name="DefaultParagraphFont" style:family="text">
      <style:text-properties style:font-name="Courier New" fo:color="#343733" fo:letter-spacing="-0.0013in"/>
    </style:style>
    <style:style style:name="P210" style:parent-style-name="BodyText" style:family="paragraph">
      <style:text-properties fo:font-size="9pt" style:font-size-asian="9pt"/>
    </style:style>
    <style:style style:name="P211" style:parent-style-name="BodyText" style:family="paragraph">
      <style:text-properties fo:font-size="9pt" style:font-size-asian="9pt"/>
    </style:style>
    <style:style style:name="P212" style:parent-style-name="BodyText" style:family="paragraph">
      <style:text-properties fo:font-size="9pt" style:font-size-asian="9pt"/>
    </style:style>
    <style:style style:name="P213" style:parent-style-name="BodyText" style:family="paragraph">
      <style:text-properties fo:font-size="9pt" style:font-size-asian="9pt"/>
    </style:style>
    <style:style style:name="P214" style:parent-style-name="BodyText" style:family="paragraph">
      <style:text-properties fo:font-size="9pt" style:font-size-asian="9pt"/>
    </style:style>
    <style:style style:name="P215" style:parent-style-name="BodyText" style:family="paragraph">
      <style:text-properties fo:font-size="9pt" style:font-size-asian="9pt"/>
    </style:style>
    <style:style style:name="P216" style:parent-style-name="BodyText" style:family="paragraph">
      <style:text-properties fo:font-size="9pt" style:font-size-asian="9pt"/>
    </style:style>
    <style:style style:name="P217" style:parent-style-name="BodyText" style:family="paragraph">
      <style:text-properties fo:font-size="9pt" style:font-size-asian="9pt"/>
    </style:style>
    <style:style style:name="P218" style:parent-style-name="BodyText" style:family="paragraph">
      <style:text-properties fo:font-size="9pt" style:font-size-asian="9pt"/>
    </style:style>
    <style:style style:name="P219" style:parent-style-name="BodyText" style:family="paragraph">
      <style:text-properties fo:font-size="9pt" style:font-size-asian="9pt"/>
    </style:style>
    <style:style style:name="P220" style:parent-style-name="BodyText" style:family="paragraph">
      <style:text-properties fo:font-size="9pt" style:font-size-asian="9pt"/>
    </style:style>
    <style:style style:name="P221" style:parent-style-name="BodyText" style:family="paragraph">
      <style:text-properties fo:font-size="9pt" style:font-size-asian="9pt"/>
    </style:style>
    <style:style style:name="P222" style:parent-style-name="BodyText" style:family="paragraph">
      <style:text-properties fo:font-size="9pt" style:font-size-asian="9pt"/>
    </style:style>
    <style:style style:name="P223" style:parent-style-name="BodyText" style:family="paragraph">
      <style:text-properties fo:font-size="9pt" style:font-size-asian="9pt"/>
    </style:style>
    <style:style style:name="P224" style:parent-style-name="BodyText" style:family="paragraph">
      <style:text-properties fo:font-size="9pt" style:font-size-asian="9pt"/>
    </style:style>
    <style:style style:name="P225" style:parent-style-name="BodyText" style:family="paragraph">
      <style:text-properties fo:font-size="9pt" style:font-size-asian="9pt"/>
    </style:style>
    <style:style style:name="P226" style:parent-style-name="BodyText" style:family="paragraph">
      <style:text-properties fo:font-size="9pt" style:font-size-asian="9pt"/>
    </style:style>
    <style:style style:name="P227" style:parent-style-name="BodyText" style:family="paragraph">
      <style:text-properties fo:font-size="9pt" style:font-size-asian="9pt"/>
    </style:style>
    <style:style style:name="P228" style:parent-style-name="BodyText" style:family="paragraph">
      <style:paragraph-properties fo:margin-top="0.093in"/>
      <style:text-properties fo:font-size="9pt" style:font-size-asian="9pt"/>
    </style:style>
    <style:style style:name="P229" style:parent-style-name="Normal" style:family="paragraph">
      <style:paragraph-properties style:line-height-at-least="0.3541in" fo:margin-left="0.0826in" fo:margin-right="3.7173in">
        <style:tab-stops>
          <style:tab-stop style:type="left" style:position="0.7541in"/>
          <style:tab-stop style:type="left" style:position="1.3354in"/>
        </style:tab-stops>
      </style:paragraph-properties>
    </style:style>
    <style:style style:name="P230" style:parent-style-name="Normal" style:family="paragraph">
      <style:paragraph-properties fo:line-height="0.1437in">
        <style:tab-stops>
          <style:tab-stop style:type="left" style:position="0.7534in"/>
          <style:tab-stop style:type="left" style:position="1.3347in"/>
        </style:tab-stops>
      </style:paragraph-properties>
    </style:style>
    <style:style style:name="T231" style:parent-style-name="DefaultParagraphFont" style:family="text">
      <style:text-properties fo:color="#ABABAB" fo:font-size="9pt" style:font-size-asian="9pt"/>
    </style:style>
    <style:style style:name="T232" style:parent-style-name="DefaultParagraphFont" style:family="text">
      <style:text-properties fo:color="#253340" fo:letter-spacing="-0.0013in" style:text-scale="115%" fo:font-size="9pt" style:font-size-asian="9pt"/>
    </style:style>
    <style:style style:name="T233" style:parent-style-name="DefaultParagraphFont" style:family="text">
      <style:text-properties fo:color="#253340" fo:font-size="9pt" style:font-size-asian="9pt"/>
    </style:style>
    <style:style style:name="T234" style:parent-style-name="DefaultParagraphFont" style:family="text">
      <style:text-properties fo:color="#ABABAB" fo:letter-spacing="0.0215in" style:text-scale="115%" fo:font-size="9pt" style:font-size-asian="9pt"/>
    </style:style>
    <style:style style:name="T235" style:parent-style-name="DefaultParagraphFont" style:family="text">
      <style:text-properties fo:color="#ABABAB" fo:letter-spacing="0.0208in" style:text-scale="115%" fo:font-size="9pt" style:font-size-asian="9pt"/>
    </style:style>
    <style:style style:name="T236" style:parent-style-name="DefaultParagraphFont" style:family="text">
      <style:text-properties fo:color="#ABABAB" fo:letter-spacing="0.0215in" style:text-scale="115%" fo:font-size="9pt" style:font-size-asian="9pt"/>
    </style:style>
    <style:style style:name="P237" style:parent-style-name="Normal" style:family="paragraph">
      <style:paragraph-properties fo:line-height="0.1437in"/>
    </style:style>
    <style:style style:name="P238" style:parent-style-name="Normal" style:family="paragraph">
      <style:paragraph-properties fo:margin-top="0.0013in"/>
      <style:text-properties fo:font-size="9pt" style:font-size-asian="9pt"/>
    </style:style>
    <style:style style:name="T239" style:parent-style-name="DefaultParagraphFont" style:family="text">
      <style:text-properties fo:color="#343733" style:text-scale="105%" fo:font-size="9pt" style:font-size-asian="9pt"/>
    </style:style>
    <style:style style:name="T240" style:parent-style-name="DefaultParagraphFont" style:family="text">
      <style:text-properties fo:color="#343733" fo:letter-spacing="0.0159in" style:text-scale="105%" fo:font-size="9pt" style:font-size-asian="9pt"/>
    </style:style>
    <style:style style:name="T241" style:parent-style-name="DefaultParagraphFont" style:family="text">
      <style:text-properties fo:color="#343733" style:text-scale="105%" fo:font-size="9pt" style:font-size-asian="9pt"/>
    </style:style>
    <style:style style:name="T242" style:parent-style-name="DefaultParagraphFont" style:family="text">
      <style:text-properties fo:color="#343733" fo:letter-spacing="0.0152in" style:text-scale="105%" fo:font-size="9pt" style:font-size-asian="9pt"/>
    </style:style>
    <style:style style:name="T243" style:parent-style-name="DefaultParagraphFont" style:family="text">
      <style:text-properties fo:color="#343733" fo:font-size="9pt" style:font-size-asian="9pt"/>
    </style:style>
    <style:style style:name="T244" style:parent-style-name="DefaultParagraphFont" style:family="text">
      <style:text-properties fo:color="#343733" fo:letter-spacing="0.0159in" style:text-scale="105%" fo:font-size="9pt" style:font-size-asian="9pt"/>
    </style:style>
    <style:style style:name="T245" style:parent-style-name="DefaultParagraphFont" style:family="text">
      <style:text-properties fo:color="#343733" style:text-scale="105%" fo:font-size="9pt" style:font-size-asian="9pt"/>
    </style:style>
    <style:style style:name="T246" style:parent-style-name="DefaultParagraphFont" style:family="text">
      <style:text-properties fo:color="#343733" fo:letter-spacing="0.0152in" style:text-scale="105%" fo:font-size="9pt" style:font-size-asian="9pt"/>
    </style:style>
    <style:style style:name="T247" style:parent-style-name="DefaultParagraphFont" style:family="text">
      <style:text-properties fo:color="#343733" fo:font-size="9pt" style:font-size-asian="9pt"/>
    </style:style>
    <style:style style:name="T248" style:parent-style-name="DefaultParagraphFont" style:family="text">
      <style:text-properties fo:color="#343733" fo:letter-spacing="0.0159in" style:text-scale="105%" fo:font-size="9pt" style:font-size-asian="9pt"/>
    </style:style>
    <style:style style:name="T249" style:parent-style-name="DefaultParagraphFont" style:family="text">
      <style:text-properties fo:color="#4A6681" style:text-scale="105%" fo:font-size="9pt" style:font-size-asian="9pt"/>
    </style:style>
    <style:style style:name="T250" style:parent-style-name="DefaultParagraphFont" style:family="text">
      <style:text-properties fo:color="#4A6681" fo:letter-spacing="0.0166in" style:text-scale="105%" fo:font-size="9pt" style:font-size-asian="9pt"/>
    </style:style>
    <style:style style:name="T251" style:parent-style-name="DefaultParagraphFont" style:family="text">
      <style:text-properties fo:color="#343733" fo:font-size="9pt" style:font-size-asian="9pt"/>
    </style:style>
    <style:style style:name="T252" style:parent-style-name="DefaultParagraphFont" style:family="text">
      <style:text-properties fo:color="#343733" fo:letter-spacing="0.0152in" style:text-scale="105%" fo:font-size="9pt" style:font-size-asian="9pt"/>
    </style:style>
    <style:style style:name="T253" style:parent-style-name="DefaultParagraphFont" style:family="text">
      <style:text-properties fo:color="#4A6681" fo:letter-spacing="-0.0013in" style:text-scale="105%" fo:font-size="9pt" style:font-size-asian="9pt"/>
    </style:style>
    <style:style style:name="P254" style:parent-style-name="Normal" style:family="paragraph">
      <style:paragraph-properties fo:line-height="0.1437in" fo:margin-left="1.4465in">
        <style:tab-stops/>
      </style:paragraph-properties>
    </style:style>
    <style:style style:name="T255" style:parent-style-name="DefaultParagraphFont" style:family="text">
      <style:text-properties fo:color="#343733" fo:letter-spacing="-0.0013in" style:text-scale="115%" fo:font-size="9pt" style:font-size-asian="9pt"/>
    </style:style>
    <style:style style:name="P256" style:parent-style-name="Normal" style:family="paragraph">
      <style:paragraph-properties fo:margin-top="0.1048in"/>
    </style:style>
    <style:style style:name="T257" style:parent-style-name="DefaultParagraphFont" style:family="text">
      <style:text-properties fo:color="#343733" style:text-scale="105%" fo:font-size="9pt" style:font-size-asian="9pt"/>
    </style:style>
    <style:style style:name="T258" style:parent-style-name="DefaultParagraphFont" style:family="text">
      <style:text-properties fo:color="#343733" fo:letter-spacing="0.0111in" style:text-scale="105%" fo:font-size="9pt" style:font-size-asian="9pt"/>
    </style:style>
    <style:style style:name="T259" style:parent-style-name="DefaultParagraphFont" style:family="text">
      <style:text-properties fo:color="#343733" style:text-scale="105%" fo:font-size="9pt" style:font-size-asian="9pt"/>
    </style:style>
    <style:style style:name="T260" style:parent-style-name="DefaultParagraphFont" style:family="text">
      <style:text-properties fo:color="#343733" fo:letter-spacing="0.0104in" style:text-scale="105%" fo:font-size="9pt" style:font-size-asian="9pt"/>
    </style:style>
    <style:style style:name="T261" style:parent-style-name="DefaultParagraphFont" style:family="text">
      <style:text-properties fo:color="#343733" fo:font-size="9pt" style:font-size-asian="9pt"/>
    </style:style>
    <style:style style:name="T262" style:parent-style-name="DefaultParagraphFont" style:family="text">
      <style:text-properties fo:color="#343733" fo:letter-spacing="0.0111in" style:text-scale="105%" fo:font-size="9pt" style:font-size-asian="9pt"/>
    </style:style>
    <style:style style:name="T263" style:parent-style-name="DefaultParagraphFont" style:family="text">
      <style:text-properties fo:color="#4A6681" style:text-scale="105%" fo:font-size="9pt" style:font-size-asian="9pt"/>
    </style:style>
    <style:style style:name="T264" style:parent-style-name="DefaultParagraphFont" style:family="text">
      <style:text-properties fo:color="#4A6681" fo:letter-spacing="0.0111in" style:text-scale="105%" fo:font-size="9pt" style:font-size-asian="9pt"/>
    </style:style>
    <style:style style:name="T265" style:parent-style-name="DefaultParagraphFont" style:family="text">
      <style:text-properties fo:color="#343733" fo:font-size="9pt" style:font-size-asian="9pt"/>
    </style:style>
    <style:style style:name="T266" style:parent-style-name="DefaultParagraphFont" style:family="text">
      <style:text-properties fo:color="#343733" fo:letter-spacing="0.0111in" style:text-scale="105%" fo:font-size="9pt" style:font-size-asian="9pt"/>
    </style:style>
    <style:style style:name="T267" style:parent-style-name="DefaultParagraphFont" style:family="text">
      <style:text-properties fo:color="#4A6681" fo:letter-spacing="-0.0013in" style:text-scale="105%" fo:font-size="9pt" style:font-size-asian="9pt"/>
    </style:style>
    <style:style style:name="P268" style:parent-style-name="Normal" style:family="paragraph">
      <style:paragraph-properties fo:margin-top="0.0513in" fo:margin-left="0.1041in">
        <style:tab-stops/>
      </style:paragraph-properties>
    </style:style>
    <style:style style:name="T269" style:parent-style-name="DefaultParagraphFont" style:family="text">
      <style:text-properties fo:font-weight="bold" style:font-weight-asian="bold" fo:font-style="italic" style:font-style-asian="italic" fo:color="#343733" style:text-scale="120%" fo:font-size="12pt" style:font-size-asian="12pt"/>
    </style:style>
    <style:style style:name="T270" style:parent-style-name="DefaultParagraphFont" style:family="text">
      <style:text-properties fo:font-weight="bold" style:font-weight-asian="bold" fo:font-style="italic" style:font-style-asian="italic" fo:color="#343733" fo:letter-spacing="0.0027in" style:text-scale="120%" fo:font-size="12pt" style:font-size-asian="12pt"/>
    </style:style>
    <style:style style:name="T271" style:parent-style-name="DefaultParagraphFont" style:family="text">
      <style:text-properties fo:font-weight="bold" style:font-weight-asian="bold" fo:font-style="italic" style:font-style-asian="italic" fo:color="#343733" fo:letter-spacing="-0.0013in" style:text-scale="120%" fo:font-size="12pt" style:font-size-asian="12pt"/>
    </style:style>
    <style:style style:name="P272" style:parent-style-name="Normal" style:family="paragraph">
      <style:text-properties fo:font-weight="bold" style:font-weight-asian="bold" fo:font-style="italic" style:font-style-asian="italic" fo:font-size="12pt" style:font-size-asian="12pt"/>
    </style:style>
    <style:style style:name="P273" style:parent-style-name="Normal" style:family="paragraph">
      <style:text-properties fo:font-weight="bold" style:font-weight-asian="bold" fo:font-style="italic" style:font-style-asian="italic" fo:font-size="12pt" style:font-size-asian="12pt"/>
    </style:style>
    <style:style style:name="P274" style:parent-style-name="Normal" style:family="paragraph">
      <style:text-properties fo:font-weight="bold" style:font-weight-asian="bold" fo:font-style="italic" style:font-style-asian="italic" fo:font-size="12pt" style:font-size-asian="12pt"/>
    </style:style>
    <style:style style:name="P275" style:parent-style-name="Normal" style:family="paragraph">
      <style:text-properties fo:font-weight="bold" style:font-weight-asian="bold" fo:font-style="italic" style:font-style-asian="italic" fo:font-size="12pt" style:font-size-asian="12pt"/>
    </style:style>
    <style:style style:name="P276" style:parent-style-name="Normal" style:family="paragraph">
      <style:paragraph-properties fo:margin-top="0.0513in"/>
      <style:text-properties fo:font-weight="bold" style:font-weight-asian="bold" fo:font-style="italic" style:font-style-asian="italic" fo:font-size="12pt" style:font-size-asian="12pt"/>
    </style:style>
    <style:style style:name="P277" style:parent-style-name="Normal" style:family="paragraph">
      <style:paragraph-properties fo:margin-left="0.1875in">
        <style:tab-stops/>
      </style:paragraph-properties>
    </style:style>
    <style:style style:name="T278" style:parent-style-name="DefaultParagraphFont" style:family="text">
      <style:text-properties style:font-name="Courier New" fo:color="#343733" fo:font-size="10.5pt" style:font-size-asian="10.5pt"/>
    </style:style>
    <style:style style:name="T279" style:parent-style-name="DefaultParagraphFont" style:family="text">
      <style:text-properties style:font-name="Courier New" fo:color="#343733" fo:letter-spacing="-0.0027in" fo:font-size="10.5pt" style:font-size-asian="10.5pt"/>
    </style:style>
    <style:style style:name="P280" style:parent-style-name="Normal" style:family="paragraph">
      <style:paragraph-properties fo:margin-top="0.084in" fo:margin-left="0.052in">
        <style:tab-stops/>
      </style:paragraph-properties>
    </style:style>
    <style:style style:name="T281" style:parent-style-name="DefaultParagraphFont" style:family="text">
      <style:text-properties fo:font-weight="bold" style:font-weight-asian="bold" fo:color="#343733" fo:letter-spacing="-0.0013in" style:text-scale="120%" fo:font-size="9.5pt" style:font-size-asian="9.5pt"/>
    </style:style>
    <style:style style:name="T282" style:parent-style-name="DefaultParagraphFont" style:family="text">
      <style:text-properties fo:color="#ABABAB" fo:letter-spacing="-0.0013in" style:text-scale="115%" fo:font-size="9pt" style:font-size-asian="9pt"/>
    </style:style>
    <style:style style:name="T283" style:parent-style-name="DefaultParagraphFont" style:family="text">
      <style:text-properties fo:color="#ABABAB" fo:font-size="9pt" style:font-size-asian="9pt"/>
    </style:style>
    <style:style style:name="T284" style:parent-style-name="DefaultParagraphFont" style:family="text">
      <style:text-properties fo:color="#253340" fo:letter-spacing="-0.0013in" style:text-scale="115%" fo:font-size="9pt" style:font-size-asian="9pt"/>
    </style:style>
    <style:style style:name="T285" style:parent-style-name="DefaultParagraphFont" style:family="text">
      <style:text-properties fo:color="#253340" fo:font-size="9pt" style:font-size-asian="9pt"/>
    </style:style>
    <style:style style:name="T286" style:parent-style-name="DefaultParagraphFont" style:family="text">
      <style:text-properties fo:color="#ABABAB" style:text-scale="115%" fo:font-size="9pt" style:font-size-asian="9pt"/>
    </style:style>
    <style:style style:name="T287" style:parent-style-name="DefaultParagraphFont" style:family="text">
      <style:text-properties fo:color="#ABABAB" fo:letter-spacing="0.0555in" style:text-scale="115%" fo:font-size="9pt" style:font-size-asian="9pt"/>
    </style:style>
    <style:style style:name="T288" style:parent-style-name="DefaultParagraphFont" style:family="text">
      <style:text-properties fo:color="#ABABAB" style:text-scale="115%" fo:font-size="9pt" style:font-size-asian="9pt"/>
    </style:style>
    <style:style style:name="T289" style:parent-style-name="DefaultParagraphFont" style:family="text">
      <style:text-properties fo:color="#ABABAB" fo:letter-spacing="0.0555in" style:text-scale="115%" fo:font-size="9pt" style:font-size-asian="9pt"/>
    </style:style>
    <style:style style:name="T290" style:parent-style-name="DefaultParagraphFont" style:family="text">
      <style:text-properties fo:color="#ABABAB" style:text-scale="115%" fo:font-size="9pt" style:font-size-asian="9pt"/>
    </style:style>
    <style:style style:name="T291" style:parent-style-name="DefaultParagraphFont" style:family="text">
      <style:text-properties fo:color="#ABABAB" style:text-scale="115%" fo:font-size="9pt" style:font-size-asian="9pt"/>
    </style:style>
    <style:style style:name="T292" style:parent-style-name="DefaultParagraphFont" style:family="text">
      <style:text-properties fo:color="#ABABAB" fo:letter-spacing="0.0555in" style:text-scale="115%" fo:font-size="9pt" style:font-size-asian="9pt"/>
    </style:style>
    <style:style style:name="T293" style:parent-style-name="DefaultParagraphFont" style:family="text">
      <style:text-properties fo:color="#ABABAB" style:text-scale="115%" fo:font-size="9pt" style:font-size-asian="9pt"/>
    </style:style>
    <style:style style:name="T294" style:parent-style-name="DefaultParagraphFont" style:family="text">
      <style:text-properties fo:color="#ABABAB" style:text-scale="115%" fo:font-size="9pt" style:font-size-asian="9pt"/>
    </style:style>
    <style:style style:name="T295" style:parent-style-name="DefaultParagraphFont" style:family="text">
      <style:text-properties fo:color="#4A6681" style:text-scale="115%" fo:font-size="9pt" style:font-size-asian="9pt"/>
    </style:style>
    <style:style style:name="P296" style:parent-style-name="Normal" style:family="paragraph">
      <style:paragraph-properties fo:margin-top="0.1048in" fo:margin-left="0.0826in">
        <style:tab-stops>
          <style:tab-stop style:type="left" style:position="3.2486in"/>
        </style:tab-stops>
      </style:paragraph-properties>
    </style:style>
    <style:style style:name="T297" style:parent-style-name="DefaultParagraphFont" style:family="text">
      <style:text-properties fo:color="#343733" style:text-scale="105%" fo:font-size="9pt" style:font-size-asian="9pt"/>
    </style:style>
    <style:style style:name="T298" style:parent-style-name="DefaultParagraphFont" style:family="text">
      <style:text-properties fo:color="#343733" fo:letter-spacing="0.0159in" style:text-scale="105%" fo:font-size="9pt" style:font-size-asian="9pt"/>
    </style:style>
    <style:style style:name="T299" style:parent-style-name="DefaultParagraphFont" style:family="text">
      <style:text-properties fo:color="#343733" style:text-scale="105%" fo:font-size="9pt" style:font-size-asian="9pt"/>
    </style:style>
    <style:style style:name="T300" style:parent-style-name="DefaultParagraphFont" style:family="text">
      <style:text-properties fo:color="#343733" fo:letter-spacing="0.0152in" style:text-scale="105%" fo:font-size="9pt" style:font-size-asian="9pt"/>
    </style:style>
    <style:style style:name="T301" style:parent-style-name="DefaultParagraphFont" style:family="text">
      <style:text-properties fo:color="#343733" fo:font-size="9pt" style:font-size-asian="9pt"/>
    </style:style>
    <style:style style:name="T302" style:parent-style-name="DefaultParagraphFont" style:family="text">
      <style:text-properties fo:color="#343733" fo:letter-spacing="0.0159in" style:text-scale="105%" fo:font-size="9pt" style:font-size-asian="9pt"/>
    </style:style>
    <style:style style:name="T303" style:parent-style-name="DefaultParagraphFont" style:family="text">
      <style:text-properties fo:color="#343733" style:text-scale="105%" fo:font-size="9pt" style:font-size-asian="9pt"/>
    </style:style>
    <style:style style:name="T304" style:parent-style-name="DefaultParagraphFont" style:family="text">
      <style:text-properties fo:color="#343733" fo:letter-spacing="0.0152in" style:text-scale="105%" fo:font-size="9pt" style:font-size-asian="9pt"/>
    </style:style>
    <style:style style:name="T305" style:parent-style-name="DefaultParagraphFont" style:family="text">
      <style:text-properties fo:color="#343733" fo:font-size="9pt" style:font-size-asian="9pt"/>
    </style:style>
    <style:style style:name="T306" style:parent-style-name="DefaultParagraphFont" style:family="text">
      <style:text-properties fo:color="#343733" fo:letter-spacing="0.0159in" style:text-scale="105%" fo:font-size="9pt" style:font-size-asian="9pt"/>
    </style:style>
    <style:style style:name="T307" style:parent-style-name="DefaultParagraphFont" style:family="text">
      <style:text-properties fo:color="#4A6681" style:text-scale="105%" fo:font-size="9pt" style:font-size-asian="9pt"/>
    </style:style>
    <style:style style:name="T308" style:parent-style-name="DefaultParagraphFont" style:family="text">
      <style:text-properties fo:color="#4A6681" fo:letter-spacing="0.0166in" style:text-scale="105%" fo:font-size="9pt" style:font-size-asian="9pt"/>
    </style:style>
    <style:style style:name="T309" style:parent-style-name="DefaultParagraphFont" style:family="text">
      <style:text-properties fo:color="#343733" fo:font-size="9pt" style:font-size-asian="9pt"/>
    </style:style>
    <style:style style:name="T310" style:parent-style-name="DefaultParagraphFont" style:family="text">
      <style:text-properties fo:color="#343733" fo:letter-spacing="0.0152in" style:text-scale="105%" fo:font-size="9pt" style:font-size-asian="9pt"/>
    </style:style>
    <style:style style:name="T311" style:parent-style-name="DefaultParagraphFont" style:family="text">
      <style:text-properties fo:color="#4A6681" fo:letter-spacing="-0.0013in" style:text-scale="105%" fo:font-size="9pt" style:font-size-asian="9pt"/>
    </style:style>
    <style:style style:name="T312" style:parent-style-name="DefaultParagraphFont" style:family="text">
      <style:text-properties fo:color="#4A6681" fo:font-size="9pt" style:font-size-asian="9pt"/>
    </style:style>
    <style:style style:name="T313" style:parent-style-name="DefaultParagraphFont" style:family="text">
      <style:text-properties fo:color="#343733" style:text-scale="105%" fo:font-size="9pt" style:font-size-asian="9pt"/>
    </style:style>
    <style:style style:name="T314" style:parent-style-name="DefaultParagraphFont" style:family="text">
      <style:text-properties fo:color="#343733" fo:letter-spacing="0.0111in" style:text-scale="105%" fo:font-size="9pt" style:font-size-asian="9pt"/>
    </style:style>
    <style:style style:name="T315" style:parent-style-name="DefaultParagraphFont" style:family="text">
      <style:text-properties fo:color="#343733" style:text-scale="105%" fo:font-size="9pt" style:font-size-asian="9pt"/>
    </style:style>
    <style:style style:name="T316" style:parent-style-name="DefaultParagraphFont" style:family="text">
      <style:text-properties fo:color="#343733" fo:letter-spacing="0.0104in" style:text-scale="105%" fo:font-size="9pt" style:font-size-asian="9pt"/>
    </style:style>
    <style:style style:name="T317" style:parent-style-name="DefaultParagraphFont" style:family="text">
      <style:text-properties fo:color="#343733" fo:font-size="9pt" style:font-size-asian="9pt"/>
    </style:style>
    <style:style style:name="T318" style:parent-style-name="DefaultParagraphFont" style:family="text">
      <style:text-properties fo:color="#343733" fo:letter-spacing="0.0111in" style:text-scale="105%" fo:font-size="9pt" style:font-size-asian="9pt"/>
    </style:style>
    <style:style style:name="T319" style:parent-style-name="DefaultParagraphFont" style:family="text">
      <style:text-properties fo:color="#4A6681" style:text-scale="105%" fo:font-size="9pt" style:font-size-asian="9pt"/>
    </style:style>
    <style:style style:name="T320" style:parent-style-name="DefaultParagraphFont" style:family="text">
      <style:text-properties fo:color="#4A6681" fo:letter-spacing="0.0111in" style:text-scale="105%" fo:font-size="9pt" style:font-size-asian="9pt"/>
    </style:style>
    <style:style style:name="T321" style:parent-style-name="DefaultParagraphFont" style:family="text">
      <style:text-properties fo:color="#343733" fo:font-size="9pt" style:font-size-asian="9pt"/>
    </style:style>
    <style:style style:name="T322" style:parent-style-name="DefaultParagraphFont" style:family="text">
      <style:text-properties fo:color="#343733" fo:letter-spacing="0.0111in" style:text-scale="105%" fo:font-size="9pt" style:font-size-asian="9pt"/>
    </style:style>
    <style:style style:name="T323" style:parent-style-name="DefaultParagraphFont" style:family="text">
      <style:text-properties fo:color="#4A6681" fo:letter-spacing="-0.0013in" style:text-scale="105%" fo:font-size="9pt" style:font-size-asian="9pt"/>
    </style:style>
    <style:style style:family="graphic" style:name="a20">
      <style:graphic-properties draw:fill="solid" draw:fill-color="#ededed" draw:opacity="100%" draw:stroke="none"/>
    </style:style>
    <style:style style:family="graphic" style:name="a21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solid" draw:fill-color="#ededed" draw:opacity="100%" draw:stroke="none"/>
    </style:style>
    <style:style style:family="graphic" style:name="a11">
      <style:graphic-properties draw:fill="solid" draw:fill-color="#999999" draw:opacity="100%" draw:stroke="none"/>
    </style:style>
    <style:style style:family="graphic" style:name="a12">
      <style:graphic-properties style:wrap="none" style:horizontal-rel="page" style:vertical-rel="paragraph" style:horizontal-pos="from-left" style:vertical-pos="from-top"/>
    </style:style>
    <style:style style:family="graphic" style:name="a13">
      <style:graphic-properties draw:fill="solid" draw:fill-color="#ededed" draw:opacity="100%" draw:stroke="none"/>
    </style:style>
    <style:style style:family="graphic" style:name="a1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ececec" svg:stroke-opacity="100%" draw:auto-grow-width="false" draw:auto-grow-height="false"/>
      <style:paragraph-properties style:font-independent-line-spacing="false" style:writing-mode="lr-tb"/>
    </style:style>
    <style:style style:family="graphic" style:name="a18">
      <style:graphic-properties style:wrap="none" style:horizontal-rel="page" style:vertical-rel="paragraph" style:horizontal-pos="from-left" style:vertical-pos="from-top"/>
    </style:style>
    <style:style style:family="graphic" style:name="a19">
      <style:graphic-properties draw:fill="none" draw:stroke="solid" svg:stroke-width="0.01042in" svg:stroke-color="#ececec" svg:stroke-opacity="100%"/>
    </style:style>
    <style:style style:family="graphic" style:name="a41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draw:fill="solid" draw:fill-color="#202020" draw:opacity="100%" draw:stroke="none"/>
    </style:style>
    <style:style style:family="graphic" style:name="a42">
      <style:graphic-properties draw:fill="none" draw:stroke="solid" svg:stroke-width="0.01042in" svg:stroke-color="#ececec" svg:stroke-opacity="100%"/>
    </style:style>
    <style:style style:family="graphic" style:name="a5">
      <style:graphic-properties draw:fill="solid" draw:fill-color="#757575" draw:opacity="100%" draw:stroke="none"/>
    </style:style>
    <style:style style:family="graphic" style:name="a43">
      <style:graphic-properties draw:fill="solid" draw:fill-color="#ffffff" draw:opacity="100%" draw:stroke="none"/>
    </style:style>
    <style:style style:family="graphic" style:name="a6">
      <style:graphic-properties draw:fill="solid" draw:fill-color="#202020" draw:opacity="100%" draw:stroke="none"/>
    </style:style>
    <style:style style:family="graphic" style:name="a4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4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draw:fill="solid" draw:fill-color="#999999" draw:opacity="100%" draw:stroke="none"/>
    </style:style>
    <style:style style:family="graphic" style:name="a4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0d9df" svg:stroke-opacity="100%" draw:auto-grow-width="false" draw:auto-grow-height="false"/>
      <style:paragraph-properties style:font-independent-line-spacing="false" style:writing-mode="lr-tb"/>
    </style:style>
    <style:style style:family="graphic" style:name="a49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3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0d9df" svg:stroke-opacity="100%" draw:auto-grow-width="false" draw:auto-grow-height="false"/>
      <style:paragraph-properties style:font-independent-line-spacing="false" style:writing-mode="lr-tb"/>
    </style:style>
    <style:style style:family="graphic" style:name="a32">
      <style:graphic-properties style:wrap="none" style:horizontal-rel="page" style:vertical-rel="paragraph" style:horizontal-pos="from-left" style:vertical-pos="from-top"/>
    </style:style>
    <style:style style:family="graphic" style:name="a33">
      <style:graphic-properties draw:fill="solid" draw:fill-color="#ececec" draw:opacity="100%" draw:stroke="none"/>
    </style:style>
    <style:style style:family="graphic" style:name="a3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0d9df" svg:stroke-opacity="100%" draw:auto-grow-width="false" draw:auto-grow-height="false"/>
      <style:paragraph-properties style:font-independent-line-spacing="false" style:writing-mode="lr-tb"/>
    </style:style>
    <style:style style:family="graphic" style:name="a36">
      <style:graphic-properties style:wrap="none" style:horizontal-rel="page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18"><text:a xlink:href="file://localhost/C:/Users/user/Desktop/2%20DAW/DAW/Tema2/Tarea/Documentacion/Tema2/Tarea/package-summary.html" office:target-frame-name="_top" xlink:show="replace"><text:span text:style-name="T19">PACKAGE</text:span></text:a><text:span text:style-name="T20"><text:tab/></text:span><text:span text:style-name="T21">CLASS</text:span><text:span text:style-name="T22"><text:tab/></text:span><text:a xlink:href="file://localhost/C:/Users/user/Desktop/2%20DAW/DAW/Tema2/Tarea/Documentacion/Tema2/Tarea/package-tree.html" office:target-frame-name="_top" xlink:show="replace"><text:span text:style-name="T23">TREE</text:span></text:a><text:span text:style-name="T24"><text:s text:c="2"/></text:span><text:a xlink:href="file://localhost/C:/Users/user/Desktop/2%20DAW/DAW/Tema2/Tarea/Documentacion/deprecated-list.html" office:target-frame-name="_top" xlink:show="replace"><text:span text:style-name="T25">DEPRECATE</text:span><text:span text:style-name="T26">D</text:span></text:a><text:span text:style-name="T27"><text:s text:c="2"/></text:span><text:a xlink:href="file://localhost/C:/Users/user/Desktop/2%20DAW/DAW/Tema2/Tarea/Documentacion/index-all.html" office:target-frame-name="_top" xlink:show="replace"><text:span text:style-name="T28">INDEX</text:span></text:a><text:span text:style-name="T29"><text:s text:c="2"/></text:span><text:a xlink:href="file://localhost/C:/Users/user/Desktop/2%20DAW/DAW/Tema2/Tarea/Documentacion/help-doc.html" office:target-frame-name="_top" xlink:show="replace"><text:span text:style-name="T30">HELP</text:span></text:a></text:p>
      <text:p text:style-name="P31"/>
      <text:section text:name="Sect1" text:style-name="S1">
        <text:p text:style-name="P32"><text:a xlink:href="file://localhost/C:/Users/user/Desktop/2%20DAW/DAW/Tema2/Tarea/Documentacion/allclasses.html" office:target-frame-name="_top" xlink:show="replace"><text:span text:style-name="T33">ALL</text:span><text:span text:style-name="T34"><text:s/></text:span><text:span text:style-name="T35">CLASSES</text:span></text:a></text:p>
        <text:soft-page-break/>
        <text:p text:style-name="P36"><text:span text:style-name="T37">SEARCH:</text:span></text:p>
      </text:section>
      <text:section text:name="Sect2" text:style-name="S2">
        <text:p text:style-name="P38"><draw:g draw:z-index="15730688" draw:name="Group 5" draw:id="id8" draw:style-name="a8" text:anchor-type="paragraph"><svg:title/><svg:desc/><draw:custom-shape svg:x="5.76042in" svg:y="-0.1836in" svg:width="2.03125in" svg:height="0.02083in" draw:id="id4" draw:style-name="a4" draw:name="Graphic 6"><svg:title/><svg:desc/><draw:enhanced-geometry draw:type="non-primitive" svg:viewBox="0 0 1857375 19050" draw:enhanced-path="M 1857374 19049 L 0 19049 0 0 1857374 0 1857374 19049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57375"/><draw:equation draw:name="f7" draw:formula="?f4 / 19050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5.7604in" svg:y="-0.18359in" svg:width="2.03125in" svg:height="0.21875in" draw:id="id5" draw:style-name="a5" draw:name="Graphic 7"><svg:title/><svg:desc/><draw:enhanced-geometry draw:type="non-primitive" svg:viewBox="0 0 1857375 200025" draw:enhanced-path="M 1857375 0 L 1838325 19050 1838325 180975 0 180975 0 200025 1838325 200025 1857375 200025 1857375 180975 185737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57375"/><draw:equation draw:name="f7" draw:formula="?f4 / 200025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5.76042in" svg:y="-0.1836in" svg:width="0.02083in" svg:height="0.21875in" draw:id="id6" draw:style-name="a6" draw:name="Graphic 8"><svg:title/><svg:desc/><draw:enhanced-geometry draw:type="non-primitive" svg:viewBox="0 0 19050 200025" draw:enhanced-path="M 0 200024 L 0 0 19049 0 19049 180974 0 20002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050"/><draw:equation draw:name="f7" draw:formula="?f4 / 200025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frame draw:id="id7" draw:style-name="a7" draw:name="Textbox 9" svg:x="5.78125in" svg:y="-0.16277in" svg:width="1.98958in" svg:height="0.17708in" style:rel-width="scale" style:rel-height="scale"><draw:text-box><text:p text:style-name="P39"><text:span text:style-name="T40">Search</text:span></text:p></draw:text-box><svg:title/><svg:desc/></draw:frame></draw:g><text:span text:style-name="T41">SUMMARY:</text:span><text:span text:style-name="T42"><text:s/></text:span><text:span text:style-name="T43">NESTED</text:span><text:span text:style-name="T44"><text:s/></text:span><text:span text:style-name="T45">|</text:span><text:span text:style-name="T46"><text:s/></text:span><text:span text:style-name="T47">FIELD</text:span><text:span text:style-name="T48"><text:s/></text:span><text:span text:style-name="T49">|</text:span><text:span text:style-name="T50"><text:s/></text:span><text:span text:style-name="T51">CONSTR</text:span><text:span text:style-name="T52"><text:s/></text:span><text:span text:style-name="T53">|</text:span><text:span text:style-name="T54"><text:s/></text:span><text:span text:style-name="T55">METHOD</text:span><text:span text:style-name="T56"><text:tab/></text:span><text:span text:style-name="T57">DETAIL:</text:span><text:span text:style-name="T58"><text:s/></text:span><text:span text:style-name="T59">FIELD</text:span><text:span text:style-name="T60"><text:s/></text:span><text:span text:style-name="T61">|</text:span><text:span text:style-name="T62"><text:s/></text:span><text:span text:style-name="T63">CONSTR</text:span><text:span text:style-name="T64"><text:s/></text:span><text:span text:style-name="T65">|</text:span><text:span text:style-name="T66"><text:s/></text:span><text:span text:style-name="T67">METHOD</text:span></text:p>
        <text:p text:style-name="P68"/>
        <text:p text:style-name="P69"><text:span text:style-name="T70">Package</text:span><text:span text:style-name="T71"><text:s/></text:span><text:a xlink:href="file://localhost/C:/Users/user/Desktop/2%20DAW/DAW/Tema2/Tarea/Documentacion/Tema2/Tarea/package-summary.html" office:target-frame-name="_top" xlink:show="replace"><text:span text:style-name="T72">Tema2.Tarea</text:span></text:a></text:p>
        <text:p text:style-name="Title"><text:span text:style-name="T73">Class</text:span><text:span text:style-name="T74"><text:s/></text:span><text:span text:style-name="T75">calculadora</text:span></text:p>
        <text:p text:style-name="P76"/>
        <text:p text:style-name="P77"><text:span text:style-name="T78">java.lang.Object<text:s/></text:span><text:span text:style-name="T79">Tema2.Tarea.calculadora</text:span></text:p>
        <text:p text:style-name="P80"><draw:g draw:z-index="487587840" draw:name="Group 10" draw:id="id12" draw:style-name="a12" text:anchor-type="paragraph"><svg:title/><svg:desc/><draw:custom-shape svg:x="0.60417in" svg:y="0.09412in" svg:width="7.07292in" svg:height="0.01042in" draw:id="id9" draw:style-name="a9" draw:name="Graphic 11"><svg:title/><svg:desc/><draw:enhanced-geometry draw:type="non-primitive" svg:viewBox="0 0 6467475 9525" draw:enhanced-path="M 6467474 9524 L 0 9524 0 0 6467474 0 6467474 952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67475"/><draw:equation draw:name="f7" draw:formula="?f4 / 9525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0.60415in" svg:y="0.09413in" svg:width="7.07292in" svg:height="0.02083in" draw:id="id10" draw:style-name="a10" draw:name="Graphic 12"><svg:title/><svg:desc/><draw:enhanced-geometry draw:type="non-primitive" svg:viewBox="0 0 6467475 19050" draw:enhanced-path="M 6467475 0 L 6457950 9525 0 9525 0 19050 6457950 19050 6467475 19050 6467475 9525 646747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67475"/><draw:equation draw:name="f7" draw:formula="?f4 / 19050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0.60417in" svg:y="0.09412in" svg:width="0.01042in" svg:height="0.02083in" draw:id="id11" draw:style-name="a11" draw:name="Graphic 13"><svg:title/><svg:desc/><draw:enhanced-geometry draw:type="non-primitive" svg:viewBox="0 0 9525 19050" draw:enhanced-path="M 0 19049 L 0 0 9524 0 9524 9524 0 19049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19050"/><draw:equation draw:name="f8" draw:formula="?f0 / ?f6"/><draw:equation draw:name="f9" draw:formula="?f1 / ?f6"/><draw:equation draw:name="f10" draw:formula="?f2 / ?f7"/><draw:equation draw:name="f11" draw:formula="?f3 / ?f7"/></draw:enhanced-geometry></draw:custom-shape></draw:g></text:p>
        <text:p text:style-name="P81"><text:span text:style-name="T82">public class<text:s/></text:span><text:span text:style-name="T83">calculadora</text:span></text:p>
        <text:p text:style-name="P84"><text:span text:style-name="T85">extends<text:s/></text:span><text:span text:style-name="T86">java.lang.Object</text:span></text:p>
        <text:p text:style-name="P87"/>
        <text:p text:style-name="P88"><text:span text:style-name="T89">Esta</text:span><text:span text:style-name="T90"><text:s/></text:span><text:span text:style-name="T91">funciÃ³n</text:span><text:span text:style-name="T92"><text:s/></text:span><text:span text:style-name="T93">calcula</text:span><text:span text:style-name="T94"><text:s/></text:span><text:span text:style-name="T95">el</text:span><text:span text:style-name="T96"><text:s/></text:span><text:span text:style-name="T97">factorial</text:span><text:span text:style-name="T98"><text:s/></text:span><text:span text:style-name="T99">de</text:span><text:span text:style-name="T100"><text:s/></text:span><text:span text:style-name="T101">un</text:span><text:span text:style-name="T102"><text:s/></text:span><text:span text:style-name="T103">nÃºmero</text:span><text:span text:style-name="T104"><text:s/></text:span><text:span text:style-name="T105">entero</text:span><text:span text:style-name="T106"><text:s/></text:span><text:span text:style-name="T107">positivo.</text:span><text:span text:style-name="T108"><text:s/></text:span><text:span text:style-name="T109">El</text:span><text:span text:style-name="T110"><text:s/></text:span><text:span text:style-name="T111">factorial</text:span><text:span text:style-name="T112"><text:s/></text:span><text:span text:style-name="T113">de</text:span><text:span text:style-name="T114"><text:s/></text:span><text:span text:style-name="T115">un</text:span><text:span text:style-name="T116"><text:s/></text:span><text:span text:style-name="T117">nÃºmero num es el producto de todos los nÃºmeros enteros desde 1 hasta num. Por ejemplo: factorial(5) = 5 * 4 * 3 * 2 * 1 = 120.</text:span></text:p>
        <text:soft-page-break/>
        <text:p text:style-name="P118"><draw:g draw:z-index="487588352" draw:name="Group 14" draw:id="id18" draw:style-name="a18" text:anchor-type="paragraph"><svg:title/><svg:desc/><draw:custom-shape svg:x="0.71873in" svg:y="1.31in" svg:width="6.73958in" svg:height="0.625in" draw:id="id13" draw:style-name="a13" draw:name="Graphic 15"><svg:title/><svg:desc/><draw:enhanced-geometry draw:type="non-primitive" svg:viewBox="0 0 6162675 571500" draw:enhanced-path="M 6162675 0 L 6153150 0 6153150 561975 9525 561975 9525 0 0 0 0 561975 0 571500 9525 571500 6153150 571500 6162675 571500 6162675 561975 616267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62675"/><draw:equation draw:name="f7" draw:formula="?f4 / 571500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frame draw:id="id14" draw:style-name="a14" draw:name="Textbox 16" svg:x="0.80208in" svg:y="1.40306in" svg:width="0.91667in" svg:height="0.15764in" style:rel-width="scale" style:rel-height="scale"><draw:text-box><text:p text:style-name="P119"><text:span text:style-name="T120">Constructor</text:span></text:p></draw:text-box><svg:title/><svg:desc/></draw:frame><draw:frame draw:id="id15" draw:style-name="a15" draw:name="Textbox 17" svg:x="4.56201in" svg:y="1.40306in" svg:width="0.89028in" svg:height="0.15764in" style:rel-width="scale" style:rel-height="scale"><draw:text-box><text:p text:style-name="P121"><text:span text:style-name="T122">Description</text:span></text:p></draw:text-box><svg:title/><svg:desc/></draw:frame><draw:frame draw:id="id16" draw:style-name="a16" draw:name="Textbox 18" svg:x="0.80208in" svg:y="1.70589in" svg:width="1.15556in" svg:height="0.17014in" style:rel-width="scale" style:rel-height="scale"><draw:text-box><text:p text:style-name="P123"><text:span text:style-name="T124">calculadora</text:span><text:span text:style-name="T125">()</text:span></text:p></draw:text-box><svg:title/><svg:desc/></draw:frame><draw:frame draw:id="id17" draw:style-name="a17" draw:name="Textbox 19" svg:x="0.60937in" svg:y="0.15896in" svg:width="7.0625in" svg:height="1.83333in" style:rel-width="scale" style:rel-height="scale"><draw:text-box><text:p text:style-name="P126"/><text:p text:style-name="P127"><text:span text:style-name="T128">Constructor</text:span><text:span text:style-name="T129"><text:s/></text:span><text:span text:style-name="T130">Summary</text:span></text:p><text:p text:style-name="P131"/><text:p text:style-name="P132"><text:span text:style-name="T133">Constructors</text:span></text:p></draw:text-box><svg:title/><svg:desc/></draw:frame></draw:g><draw:g draw:z-index="487588864" draw:name="Group 20" draw:id="id32" draw:style-name="a32" text:anchor-type="paragraph"><svg:title/><svg:desc/><draw:custom-shape svg:x="0.60937in" svg:y="2.15896in" svg:width="7.0625in" svg:height="3.22917in" draw:id="id19" draw:style-name="a19" draw:name="Graphic 21"><svg:title/><svg:desc/><draw:enhanced-geometry draw:type="non-primitive" svg:viewBox="0 0 6457950 2952750" draw:enhanced-path="M 0 0 L 6457949 0 6457949 2952749 0 2952749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57950"/><draw:equation draw:name="f7" draw:formula="?f4 / 2952750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0.71873in" svg:y="3.31in" svg:width="6.73958in" svg:height="0.63542in" draw:id="id20" draw:style-name="a20" draw:name="Graphic 22"><svg:title/><svg:desc/><draw:enhanced-geometry draw:type="non-primitive" svg:viewBox="0 0 6162675 581025" draw:enhanced-path="M 6162675 0 L 6153150 0 6153150 571500 9525 571500 9525 0 0 0 0 571500 0 581025 9525 581025 6153150 581025 6162675 581025 6162675 571500 616267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62675"/><draw:equation draw:name="f7" draw:formula="?f4 / 581025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frame draw:id="id21" draw:style-name="a21" draw:name="Textbox 23" svg:x="0.71875in" svg:y="2.54072in" svg:width="1.67292in" svg:height="0.19444in" style:rel-width="scale" style:rel-height="scale"><draw:text-box><text:p text:style-name="P134"><text:span text:style-name="T135">Method</text:span><text:span text:style-name="T136"><text:s/></text:span><text:span text:style-name="T137">Summary</text:span></text:p></draw:text-box><svg:title/><svg:desc/></draw:frame><draw:frame draw:id="id22" draw:style-name="a22" draw:name="Textbox 24" svg:x="0.85417in" svg:y="3.08089in" svg:width="0.98681in" svg:height="0.17014in" style:rel-width="scale" style:rel-height="scale"><draw:text-box><text:p text:style-name="P138"><text:span text:style-name="T139">All</text:span><text:span text:style-name="T140"><text:s/></text:span><text:span text:style-name="T141">Methods</text:span></text:p></draw:text-box><svg:title/><svg:desc/></draw:frame><draw:frame draw:id="id23" draw:style-name="a23" draw:name="Textbox 25" svg:x="2.10807in" svg:y="3.08089in" svg:width="1.47639in" svg:height="0.17014in" style:rel-width="scale" style:rel-height="scale"><draw:text-box><text:p text:style-name="P142"><text:span text:style-name="T143">Instance</text:span><text:span text:style-name="T144"><text:s/></text:span><text:span text:style-name="T145">Methods</text:span></text:p></draw:text-box><svg:title/><svg:desc/></draw:frame><draw:frame draw:id="id24" draw:style-name="a24" draw:name="Textbox 26" svg:x="3.85123in" svg:y="3.08089in" svg:width="1.51111in" svg:height="0.17014in" style:rel-width="scale" style:rel-height="scale"><draw:text-box><text:p text:style-name="P146"><text:span text:style-name="T147">Concrete</text:span><text:span text:style-name="T148"><text:s/></text:span><text:span text:style-name="T149">Methods</text:span></text:p></draw:text-box><svg:title/><svg:desc/></draw:frame><draw:frame draw:id="id25" draw:style-name="a25" draw:name="Textbox 27" svg:x="0.80208in" svg:y="3.40306in" svg:width="1.38194in" svg:height="0.15764in" style:rel-width="scale" style:rel-height="scale"><draw:text-box><text:p text:style-name="P150"><text:span text:style-name="T151">Modifier</text:span><text:span text:style-name="T152"><text:s/></text:span><text:span text:style-name="T153">and</text:span><text:span text:style-name="T154"><text:s/>Type</text:span></text:p></draw:text-box><svg:title/><svg:desc/></draw:frame><draw:frame draw:id="id26" draw:style-name="a26" draw:name="Textbox 28" svg:x="2.84538in" svg:y="3.40306in" svg:width="0.59167in" svg:height="0.15764in" style:rel-width="scale" style:rel-height="scale"><draw:text-box><text:p text:style-name="P155"><text:span text:style-name="T156">Method</text:span></text:p></draw:text-box><svg:title/><svg:desc/></draw:frame><draw:frame draw:id="id27" draw:style-name="a27" draw:name="Textbox 29" svg:x="6.15967in" svg:y="3.40306in" svg:width="0.89028in" svg:height="0.15764in" style:rel-width="scale" style:rel-height="scale"><draw:text-box><text:p text:style-name="P157"><text:span text:style-name="T158">Description</text:span></text:p></draw:text-box><svg:title/><svg:desc/></draw:frame><draw:frame draw:id="id28" draw:style-name="a28" draw:name="Textbox 30" svg:x="0.83333in" svg:y="3.7163in" svg:width="0.27778in" svg:height="0.17014in" style:rel-width="scale" style:rel-height="scale"><draw:text-box><text:p text:style-name="P159"><text:span text:style-name="T160">int</text:span></text:p></draw:text-box><svg:title/><svg:desc/></draw:frame><draw:frame draw:id="id29" draw:style-name="a29" draw:name="Textbox 31" svg:x="2.84538in" svg:y="3.7163in" svg:width="2.29722in" svg:height="0.17014in" style:rel-width="scale" style:rel-height="scale"><draw:text-box><text:p text:style-name="P161"><text:span text:style-name="T162">calcularFactorial</text:span><text:span text:style-name="T163">(int<text:s/></text:span><text:span text:style-name="T164">num)</text:span></text:p></draw:text-box><svg:title/><svg:desc/></draw:frame><draw:frame draw:id="id30" draw:style-name="a30" draw:name="Textbox 32" svg:x="0.80208in" svg:y="4.72672in" svg:width="6.42361in" svg:height="0.37847in" style:rel-width="scale" style:rel-height="scale"><draw:text-box><text:p text:style-name="P165"><text:span text:style-name="T166">clone, equals, finalize, getClass, hashCode, notify, notifyAll,<text:s/></text:span><text:span text:style-name="T167">toString,</text:span></text:p><text:p text:style-name="P168"><text:span text:style-name="T169">wait, wait,<text:s/></text:span><text:span text:style-name="T170">wait</text:span></text:p></draw:text-box><svg:title/><svg:desc/></draw:frame><draw:frame draw:id="id31" draw:style-name="a31" draw:name="Textbox 33" svg:x="0.72396in" svg:y="4.26313in" svg:width="6.72917in" svg:height="0.38542in" style:rel-width="scale" style:rel-height="scale"><draw:text-box><text:p text:style-name="P171"><text:span text:style-name="T172">Methods</text:span><text:span text:style-name="T173"><text:s/></text:span><text:span text:style-name="T174">inherited</text:span><text:span text:style-name="T175"><text:s/></text:span><text:span text:style-name="T176">from</text:span><text:span text:style-name="T177"><text:s/></text:span><text:span text:style-name="T178">class</text:span><text:span text:style-name="T179"><text:s/></text:span><text:span text:style-name="T180">java.lang.Object</text:span></text:p></draw:text-box><svg:title/><svg:desc/></draw:frame></draw:g><draw:g draw:z-index="487589376" draw:name="Group 34" draw:id="id36" draw:style-name="a36" text:anchor-type="paragraph"><svg:title/><svg:desc/><draw:custom-shape svg:x="0.60415in" svg:y="5.5491in" svg:width="7.07292in" svg:height="1.71944in" draw:id="id33" draw:style-name="a33" draw:name="Graphic 35"><svg:title/><svg:desc/><draw:enhanced-geometry draw:type="non-primitive" svg:viewBox="0 0 6467475 1572260" draw:enhanced-path="M 6467475 0 L 6457950 0 9525 0 0 0 0 9525 0 1572221 9525 1572221 9525 9525 6457950 9525 6457950 1572221 6467475 1572221 6467475 9525 646747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67475"/><draw:equation draw:name="f7" draw:formula="?f4 / 1572260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frame draw:id="id34" draw:style-name="a34" draw:name="Textbox 36" svg:x="0.61458in" svg:y="5.55952in" svg:width="7.05208in" svg:height="1.70903in" style:rel-width="scale" style:rel-height="scale"><draw:text-box><text:p text:style-name="P181"/><text:p text:style-name="P182"><text:span text:style-name="T183">Constructor</text:span><text:span text:style-name="T184"><text:s/></text:span><text:span text:style-name="T185">Detail</text:span></text:p></draw:text-box><svg:title/><svg:desc/></draw:frame><draw:frame draw:id="id35" draw:style-name="a35" draw:name="Textbox 37" svg:x="0.72396in" svg:y="6.62723in" svg:width="6.72917in" svg:height="0.34375in" style:rel-width="scale" style:rel-height="scale"><draw:text-box><text:p text:style-name="P186"><text:span text:style-name="T187">calculadora</text:span></text:p></draw:text-box><svg:title/><svg:desc/></draw:frame></draw:g></text:p>
        <text:p text:style-name="P188"/>
        <text:p text:style-name="P189"/>
      </text:section>
      <text:p text:style-name="P190"><draw:frame draw:z-index="487458304" draw:id="id41" draw:style-name="a41" draw:name="Textbox 38" text:anchor-type="paragraph" svg:x="0.80208in" svg:y="0.4063in" svg:width="1.75625in" svg:height="0.17014in" style:rel-width="scale" style:rel-height="scale"><draw:text-box><text:p text:style-name="P207"><text:span text:style-name="T208">public<text:s/></text:span><text:span text:style-name="T209">calculadora()</text:span></text:p></draw:text-box><svg:title/><svg:desc/></draw:frame></text:p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><draw:g draw:z-index="15731712" draw:name="Group 39" draw:id="id49" draw:style-name="a49" text:anchor-type="paragraph"><svg:title/><svg:desc/><draw:custom-shape svg:x="0.60937in" svg:y="-2.33473in" svg:width="7.0625in" svg:height="2.17708in" draw:id="id42" draw:style-name="a42" draw:name="Graphic 40"><svg:title/><svg:desc/><draw:enhanced-geometry draw:type="non-primitive" svg:viewBox="0 0 6457950 1990725" draw:enhanced-path="M 0 0 L 6457949 0 6457949 1990724 0 199072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57950"/><draw:equation draw:name="f7" draw:formula="?f4 / 1990725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0.39583in" svg:y="-3.01702in" svg:width="7.47917in" svg:height="1in" draw:id="id43" draw:style-name="a43" draw:name="Graphic 41"><svg:title/><svg:desc/><draw:enhanced-geometry draw:type="non-primitive" svg:viewBox="0 0 6838950 914400" draw:enhanced-path="M 6838949 914399 L 0 914399 0 0 6838949 0 6838949 914399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38950"/><draw:equation draw:name="f7" draw:formula="?f4 / 914400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frame draw:id="id44" draw:style-name="a44" draw:name="Textbox 42" svg:x="0.45833in" svg:y="-2.86221in" svg:width="3.58611in" svg:height="0.14583in" style:rel-width="scale" style:rel-height="scale"><draw:text-box><text:p text:style-name="P230"><text:a xlink:href="file://localhost/C:/Users/user/Desktop/2%20DAW/DAW/Tema2/Tarea/Documentacion/Tema2/Tarea/package-summary.html" office:target-frame-name="_top" xlink:show="replace">PACKAGE</text:a><text:span text:style-name="T231"><text:tab/></text:span><text:span text:style-name="T232">CLASS</text:span><text:span text:style-name="T233"><text:tab/></text:span><text:a xlink:href="file://localhost/C:/Users/user/Desktop/2%20DAW/DAW/Tema2/Tarea/Documentacion/Tema2/Tarea/package-tree.html" office:target-frame-name="_top" xlink:show="replace">TREE</text:a><text:span text:style-name="T234"><text:s text:c="2"/></text:span><text:a xlink:href="file://localhost/C:/Users/user/Desktop/2%20DAW/DAW/Tema2/Tarea/Documentacion/deprecated-list.html" office:target-frame-name="_top" xlink:show="replace">DEPRECATED</text:a><text:span text:style-name="T235"><text:s text:c="2"/></text:span><text:a xlink:href="file://localhost/C:/Users/user/Desktop/2%20DAW/DAW/Tema2/Tarea/Documentacion/index-all.html" office:target-frame-name="_top" xlink:show="replace">INDEX</text:a><text:span text:style-name="T236"><text:s text:c="2"/></text:span><text:a xlink:href="file://localhost/C:/Users/user/Desktop/2%20DAW/DAW/Tema2/Tarea/Documentacion/help-doc.html" office:target-frame-name="_top" xlink:show="replace">HELP</text:a></text:p></draw:text-box><svg:title/><svg:desc/></draw:frame><draw:frame draw:id="id45" draw:style-name="a45" draw:name="Textbox 43" svg:x="0.45833in" svg:y="-2.50805in" svg:width="3.00208in" svg:height="0.4375in" style:rel-width="scale" style:rel-height="scale"><draw:text-box><text:p text:style-name="P237"><text:a xlink:href="file://localhost/C:/Users/user/Desktop/2%20DAW/DAW/Tema2/Tarea/Documentacion/allclasses.html" office:target-frame-name="_top" xlink:show="replace">ALL<text:s/>CLASSES</text:a></text:p><text:p text:style-name="P238"/><text:p text:style-name="Normal"><text:span text:style-name="T239">SUMMARY:</text:span><text:span text:style-name="T240"><text:s/></text:span><text:span text:style-name="T241">NESTED</text:span><text:span text:style-name="T242"><text:s/></text:span><text:span text:style-name="T243">|</text:span><text:span text:style-name="T244"><text:s/></text:span><text:span text:style-name="T245">FIELD</text:span><text:span text:style-name="T246"><text:s/></text:span><text:span text:style-name="T247">|</text:span><text:span text:style-name="T248"><text:s/></text:span><text:span text:style-name="T249">CONSTR</text:span><text:span text:style-name="T250"><text:s/></text:span><text:span text:style-name="T251">|</text:span><text:span text:style-name="T252"><text:s/></text:span><text:span text:style-name="T253">METHOD</text:span></text:p></draw:text-box><svg:title/><svg:desc/></draw:frame><draw:frame draw:id="id46" draw:style-name="a46" draw:name="Textbox 44" svg:x="3.70687in" svg:y="-2.46638in" svg:width="2.20069in" svg:height="0.39583in" style:rel-width="scale" style:rel-height="scale"><draw:text-box><text:p text:style-name="P254"><text:span text:style-name="T255">SEARCH:</text:span></text:p><text:p text:style-name="P256"><text:span text:style-name="T257">DETAIL:</text:span><text:span text:style-name="T258"><text:s/></text:span><text:span text:style-name="T259">FIELD</text:span><text:span text:style-name="T260"><text:s/></text:span><text:span text:style-name="T261">|</text:span><text:span text:style-name="T262"><text:s/></text:span><text:span text:style-name="T263">CONSTR</text:span><text:span text:style-name="T264"><text:s/></text:span><text:span text:style-name="T265">|</text:span><text:span text:style-name="T266"><text:s/></text:span><text:span text:style-name="T267">METHOD</text:span></text:p></draw:text-box><svg:title/><svg:desc/></draw:frame><draw:frame draw:id="id47" draw:style-name="a47" draw:name="Textbox 45" svg:x="0.61458in" svg:y="-2.01702in" svg:width="7.05208in" svg:height="1.85417in" style:rel-width="scale" style:rel-height="scale"><draw:text-box><text:p text:style-name="P268"><text:span text:style-name="T269">Method</text:span><text:span text:style-name="T270"><text:s/></text:span><text:span text:style-name="T271">Detail</text:span></text:p><text:p text:style-name="P272"/><text:p text:style-name="P273"/><text:p text:style-name="P274"/><text:p text:style-name="P275"/><text:p text:style-name="P276"/><text:p text:style-name="P277"><text:span text:style-name="T278">public int calcularFactorial(int<text:s/></text:span><text:span text:style-name="T279">num)</text:span></text:p></draw:text-box><svg:title/><svg:desc/></draw:frame><draw:frame draw:id="id48" draw:style-name="a48" draw:name="Textbox 46" svg:x="0.72396in" svg:y="-1.27223in" svg:width="6.72917in" svg:height="0.34375in" style:rel-width="scale" style:rel-height="scale"><draw:text-box><text:p text:style-name="P280"><text:span text:style-name="T281">calcularFactorial</text:span></text:p></draw:text-box><svg:title/><svg:desc/></draw:frame></draw:g><text:a xlink:href="file://localhost/C:/Users/user/Desktop/2%20DAW/DAW/Tema2/Tarea/Documentacion/Tema2/Tarea/package-summary.html" office:target-frame-name="_top" xlink:show="replace"><text:span text:style-name="T282">PACKAGE</text:span></text:a><text:span text:style-name="T283"><text:tab/></text:span><text:span text:style-name="T284">CLASS</text:span><text:span text:style-name="T285"><text:tab/></text:span><text:a xlink:href="file://localhost/C:/Users/user/Desktop/2%20DAW/DAW/Tema2/Tarea/Documentacion/Tema2/Tarea/package-tree.html" office:target-frame-name="_top" xlink:show="replace"><text:span text:style-name="T286">TREE</text:span></text:a><text:span text:style-name="T287"><text:s/></text:span><text:a xlink:href="file://localhost/C:/Users/user/Desktop/2%20DAW/DAW/Tema2/Tarea/Documentacion/deprecated-list.html" office:target-frame-name="_top" xlink:show="replace"><text:span text:style-name="T288">DEPRECATED</text:span></text:a><text:span text:style-name="T289"><text:s/></text:span><text:a xlink:href="file://localhost/C:/Users/user/Desktop/2%20DAW/DAW/Tema2/Tarea/Documentacion/index-all.html" office:target-frame-name="_top" xlink:show="replace"><text:span text:style-name="T290">I</text:span><text:span text:style-name="T291">NDEX</text:span></text:a><text:span text:style-name="T292"><text:s/></text:span><text:a xlink:href="file://localhost/C:/Users/user/Desktop/2%20DAW/DAW/Tema2/Tarea/Documentacion/help-doc.html" office:target-frame-name="_top" xlink:show="replace"><text:span text:style-name="T293">HELP</text:span></text:a><text:span text:style-name="T294"><text:s/></text:span><text:a xlink:href="file://localhost/C:/Users/user/Desktop/2%20DAW/DAW/Tema2/Tarea/Documentacion/allclasses.html" office:target-frame-name="_top" xlink:show="replace"><text:span text:style-name="T295">ALL CLASSES</text:span></text:a></text:p>
      <text:p text:style-name="P296"><text:span text:style-name="T297">SUMMARY:</text:span><text:span text:style-name="T298"><text:s/></text:span><text:span text:style-name="T299">NESTED</text:span><text:span text:style-name="T300"><text:s/></text:span><text:span text:style-name="T301">|</text:span><text:span text:style-name="T302"><text:s/></text:span><text:span text:style-name="T303">FIELD</text:span><text:span text:style-name="T304"><text:s/></text:span><text:span text:style-name="T305">|</text:span><text:span text:style-name="T306"><text:s/></text:span><text:span text:style-name="T307">CONSTR</text:span><text:span text:style-name="T308"><text:s/></text:span><text:span text:style-name="T309">|</text:span><text:span text:style-name="T310"><text:s/></text:span><text:span text:style-name="T311">METHOD</text:span><text:span text:style-name="T312"><text:tab/></text:span><text:span text:style-name="T313">DETAIL:</text:span><text:span text:style-name="T314"><text:s/></text:span><text:span text:style-name="T315">FIELD</text:span><text:span text:style-name="T316"><text:s/></text:span><text:span text:style-name="T317">|</text:span><text:span text:style-name="T318"><text:s/></text:span><text:span text:style-name="T319">CONSTR</text:span><text:span text:style-name="T320"><text:s/></text:span><text:span text:style-name="T321">|</text:span><text:span text:style-name="T322"><text:s/></text:span><text:span text:style-name="T323">METHO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rebuchet MS" style:font-name-asian="Trebuchet MS" style:font-name-complex="Trebuchet MS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style:font-name="Cambria" style:font-name-asian="Cambria" style:font-name-complex="Cambria" fo:font-size="10.5pt" style:font-size-asian="10.5pt" style:font-size-complex="10.5pt" fo:hyphenate="false"/>
    </style:style>
    <style:style style:name="Title" style:display-name="Title" style:family="paragraph" style:parent-style-name="Normal">
      <style:paragraph-properties fo:margin-top="0.1041in" fo:margin-left="0.2284in">
        <style:tab-stops/>
      </style:paragraph-properties>
      <style:text-properties fo:font-weight="bold" style:font-weight-asian="bold" style:font-weight-complex="bold" fo:font-size="13.5pt" style:font-size-asian="13.5pt" style:font-size-complex="13.5pt" fo:hyphenate="false"/>
    </style:style>
    <style:style style:name="ListParagraph" style:display-name="List Paragraph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1972in" fo:margin-left="0.375in" fo:margin-bottom="0.1861in" fo:margin-right="0.513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16in"/>
      </style:header-style>
      <style:footer-style>
        <style:header-footer-properties style:dynamic-spacing="true" fo:min-height="0.1333in"/>
      </style:footer-style>
    </style:page-layout>
    <style:style style:name="P2" style:parent-style-name="BodyText" style:family="paragraph">
      <style:paragraph-properties fo:line-height="5%"/>
    </style:style>
    <style:style style:name="P3" style:parent-style-name="Normal" style:family="paragraph">
      <style:paragraph-properties fo:margin-top="0.0097in" fo:margin-left="0.0138in">
        <style:tab-stops/>
      </style:paragraph-properties>
    </style:style>
    <style:style style:name="T4" style:parent-style-name="DefaultParagraphFont" style:family="text">
      <style:text-properties style:font-name="Arial" fo:letter-spacing="-0.0013in" fo:font-size="8pt" style:font-size-asian="8pt"/>
    </style:style>
    <style:style style:name="T5" style:parent-style-name="DefaultParagraphFont" style:family="text">
      <style:text-properties style:font-name="Arial" fo:letter-spacing="0.0034in" fo:font-size="8pt" style:font-size-asian="8pt"/>
    </style:style>
    <style:style style:name="T6" style:parent-style-name="DefaultParagraphFont" style:family="text">
      <style:text-properties style:font-name="Arial" fo:letter-spacing="-0.0013in" fo:font-size="8pt" style:font-size-asian="8pt"/>
    </style:style>
    <style:style style:name="P7" style:parent-style-name="Normal" style:family="paragraph">
      <style:paragraph-properties fo:margin-top="0.0097in" fo:margin-left="0.0138in">
        <style:tab-stops/>
      </style:paragraph-properties>
    </style:style>
    <style:style style:name="T8" style:parent-style-name="DefaultParagraphFont" style:family="text">
      <style:text-properties style:font-name="Arial" fo:letter-spacing="-0.0013in" fo:font-size="8pt" style:font-size-asian="8pt"/>
    </style:style>
    <style:style style:name="P9" style:parent-style-name="BodyText" style:family="paragraph">
      <style:paragraph-properties fo:line-height="5%"/>
    </style:style>
    <style:style style:name="P10" style:parent-style-name="Normal" style:family="paragraph">
      <style:paragraph-properties fo:margin-top="0.0097in" fo:margin-left="0.0138in">
        <style:tab-stops/>
      </style:paragraph-properties>
    </style:style>
    <style:style style:name="T11" style:parent-style-name="DefaultParagraphFont" style:family="text">
      <style:text-properties style:font-name="Arial" fo:font-size="8pt" style:font-size-asian="8pt"/>
    </style:style>
    <style:style style:name="T12" style:parent-style-name="DefaultParagraphFont" style:family="text">
      <style:text-properties style:font-name="Arial" fo:letter-spacing="-0.002in" fo:font-size="8pt" style:font-size-asian="8pt"/>
    </style:style>
    <style:style style:name="T13" style:parent-style-name="DefaultParagraphFont" style:family="text">
      <style:text-properties style:font-name="Arial" fo:letter-spacing="-0.0013in" fo:font-size="8pt" style:font-size-asian="8pt"/>
    </style:style>
    <style:style style:name="P14" style:parent-style-name="Normal" style:family="paragraph">
      <style:paragraph-properties fo:margin-top="0.0097in" fo:margin-left="0.0416in">
        <style:tab-stops/>
      </style:paragraph-properties>
    </style:style>
    <style:style style:name="T15" style:parent-style-name="DefaultParagraphFont" style:family="text">
      <style:text-properties style:font-name="Arial" fo:letter-spacing="-0.0034in" fo:font-size="8pt" style:font-size-asian="8pt"/>
    </style:style>
    <style:style style:name="T16" style:parent-style-name="DefaultParagraphFont" style:family="text">
      <style:text-properties style:font-name="Arial" fo:letter-spacing="-0.0034in" fo:font-size="8pt" style:font-size-asian="8pt"/>
    </style:style>
    <style:style style:name="T17" style:parent-style-name="DefaultParagraphFont" style:family="text">
      <style:text-properties style:font-name="Arial" fo:letter-spacing="-0.0034in" fo:font-size="8pt" style:font-size-asian="8pt"/>
    </style:style>
    <style:page-layout style:name="PL3">
      <style:page-layout-properties fo:page-width="8.2638in" fo:page-height="11.6944in" style:print-orientation="portrait" fo:margin-top="0.3888in" fo:margin-left="0.375in" fo:margin-bottom="0.3194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91" style:parent-style-name="BodyText" style:family="paragraph">
      <style:paragraph-properties fo:line-height="5%"/>
    </style:style>
    <style:style style:name="P192" style:parent-style-name="Normal" style:family="paragraph">
      <style:paragraph-properties fo:margin-top="0.0097in" fo:margin-left="0.0138in">
        <style:tab-stops/>
      </style:paragraph-properties>
    </style:style>
    <style:style style:name="T193" style:parent-style-name="DefaultParagraphFont" style:family="text">
      <style:text-properties style:font-name="Arial" fo:letter-spacing="-0.0013in" fo:font-size="8pt" style:font-size-asian="8pt"/>
    </style:style>
    <style:style style:name="T194" style:parent-style-name="DefaultParagraphFont" style:family="text">
      <style:text-properties style:font-name="Arial" fo:letter-spacing="0.0034in" fo:font-size="8pt" style:font-size-asian="8pt"/>
    </style:style>
    <style:style style:name="T195" style:parent-style-name="DefaultParagraphFont" style:family="text">
      <style:text-properties style:font-name="Arial" fo:letter-spacing="-0.0013in" fo:font-size="8pt" style:font-size-asian="8pt"/>
    </style:style>
    <style:style style:name="P196" style:parent-style-name="Normal" style:family="paragraph">
      <style:paragraph-properties fo:margin-top="0.0097in" fo:margin-left="0.0138in">
        <style:tab-stops/>
      </style:paragraph-properties>
    </style:style>
    <style:style style:name="T197" style:parent-style-name="DefaultParagraphFont" style:family="text">
      <style:text-properties style:font-name="Arial" fo:letter-spacing="-0.0013in" fo:font-size="8pt" style:font-size-asian="8pt"/>
    </style:style>
    <style:style style:name="P198" style:parent-style-name="BodyText" style:family="paragraph">
      <style:paragraph-properties fo:line-height="5%"/>
    </style:style>
    <style:style style:name="P199" style:parent-style-name="Normal" style:family="paragraph">
      <style:paragraph-properties fo:margin-top="0.0097in" fo:margin-left="0.0138in">
        <style:tab-stops/>
      </style:paragraph-properties>
    </style:style>
    <style:style style:name="T200" style:parent-style-name="DefaultParagraphFont" style:family="text">
      <style:text-properties style:font-name="Arial" fo:font-size="8pt" style:font-size-asian="8pt"/>
    </style:style>
    <style:style style:name="T201" style:parent-style-name="DefaultParagraphFont" style:family="text">
      <style:text-properties style:font-name="Arial" fo:letter-spacing="-0.002in" fo:font-size="8pt" style:font-size-asian="8pt"/>
    </style:style>
    <style:style style:name="T202" style:parent-style-name="DefaultParagraphFont" style:family="text">
      <style:text-properties style:font-name="Arial" fo:letter-spacing="-0.0013in" fo:font-size="8pt" style:font-size-asian="8pt"/>
    </style:style>
    <style:style style:name="P203" style:parent-style-name="Normal" style:family="paragraph">
      <style:paragraph-properties fo:margin-top="0.0097in" fo:margin-left="0.0416in">
        <style:tab-stops/>
      </style:paragraph-properties>
    </style:style>
    <style:style style:name="T204" style:parent-style-name="DefaultParagraphFont" style:family="text">
      <style:text-properties style:font-name="Arial" fo:letter-spacing="-0.0034in" fo:font-size="8pt" style:font-size-asian="8pt"/>
    </style:style>
    <style:style style:name="T205" style:parent-style-name="DefaultParagraphFont" style:family="text">
      <style:text-properties style:font-name="Arial" fo:letter-spacing="-0.0034in" fo:font-size="8pt" style:font-size-asian="8pt"/>
    </style:style>
    <style:style style:name="T206" style:parent-style-name="DefaultParagraphFont" style:family="text">
      <style:text-properties style:font-name="Arial" fo:letter-spacing="-0.0034in" fo:font-size="8pt" style:font-size-asian="8pt"/>
    </style:style>
    <style:style style:family="graphic" style:name="a39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7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draw:frame draw:z-index="487455744" draw:id="id0" draw:style-name="a0" draw:name="Textbox 1" text:anchor-type="paragraph" svg:x="0.31944in" svg:y="0.19809in" svg:width="0.79167in" svg:height="0.15208in" style:rel-width="scale" style:rel-height="scale"><draw:text-box><text:p text:style-name="P3"><text:span text:style-name="T4">15/11/24,</text:span><text:span text:style-name="T5"><text:s/></text:span><text:span text:style-name="T6">18:31</text:span></text:p></draw:text-box><svg:title/><svg:desc/></draw:frame><draw:frame draw:z-index="487456256" draw:id="id1" draw:style-name="a1" draw:name="Textbox 2" text:anchor-type="paragraph" svg:x="4.42556in" svg:y="0.19809in" svg:width="0.59583in" svg:height="0.15208in" style:rel-width="scale" style:rel-height="scale"><draw:text-box><text:p text:style-name="P7"><text:span text:style-name="T8">calculadora</text:span></text:p></draw:text-box><svg:title/><svg:desc/></draw:frame></text:p>
      </style:header>
      <style:footer>
        <text:p text:style-name="P9"><draw:frame draw:z-index="487456768" draw:id="id2" draw:style-name="a2" draw:name="Textbox 3" text:anchor-type="paragraph" svg:x="0.31944in" svg:y="11.35434in" svg:width="5.06181in" svg:height="0.15208in" style:rel-width="scale" style:rel-height="scale"><draw:text-box><text:p text:style-name="P10"><text:span text:style-name="T11">file:///C:/Users/user/Desktop/2</text:span><text:span text:style-name="T12"><text:s/></text:span><text:span text:style-name="T13">DAW/DAW/Tema2/Tarea/Documentacion/Tema2/Tarea/calculadora.html</text:span></text:p></draw:text-box><svg:title/><svg:desc/></draw:frame><draw:frame draw:z-index="487457280" draw:id="id3" draw:style-name="a3" draw:name="Textbox 4" text:anchor-type="paragraph" svg:x="7.73698in" svg:y="11.35434in" svg:width="0.21042in" svg:height="0.15208in" style:rel-width="scale" style:rel-height="scale"><draw:text-box><text:p text:style-name="P14"><text:span text:style-name="T15"><text:page-number text:fixed="false">1</text:page-number></text:span><text:span text:style-name="T16">/</text:span><text:span text:style-name="T17"><text:page-count>1</text:page-count></text:span></text:p></draw:text-box><svg:title/><svg:desc/></draw:frame></text:p>
      </style:footer>
    </style:master-page>
    <style:master-page style:name="MP3" style:page-layout-name="PL3">
      <style:header>
        <text:p text:style-name="P191"><draw:frame draw:z-index="487455744" draw:id="id37" draw:style-name="a37" draw:name="Textbox 1" text:anchor-type="paragraph" svg:x="0.31944in" svg:y="0.19809in" svg:width="0.79167in" svg:height="0.15208in" style:rel-width="scale" style:rel-height="scale"><draw:text-box><text:p text:style-name="P192"><text:span text:style-name="T193">15/11/24,</text:span><text:span text:style-name="T194"><text:s/></text:span><text:span text:style-name="T195">18:31</text:span></text:p></draw:text-box><svg:title/><svg:desc/></draw:frame><draw:frame draw:z-index="487456256" draw:id="id38" draw:style-name="a38" draw:name="Textbox 2" text:anchor-type="paragraph" svg:x="4.42556in" svg:y="0.19809in" svg:width="0.59583in" svg:height="0.15208in" style:rel-width="scale" style:rel-height="scale"><draw:text-box><text:p text:style-name="P196"><text:span text:style-name="T197">calculadora</text:span></text:p></draw:text-box><svg:title/><svg:desc/></draw:frame></text:p>
      </style:header>
      <style:footer>
        <text:p text:style-name="P198"><draw:frame draw:z-index="487456768" draw:id="id39" draw:style-name="a39" draw:name="Textbox 3" text:anchor-type="paragraph" svg:x="0.31944in" svg:y="11.35434in" svg:width="5.06181in" svg:height="0.15208in" style:rel-width="scale" style:rel-height="scale"><draw:text-box><text:p text:style-name="P199"><text:span text:style-name="T200">file:///C:/Users/user/Desktop/2</text:span><text:span text:style-name="T201"><text:s/></text:span><text:span text:style-name="T202">DAW/DAW/Tema2/Tarea/Documentacion/Tema2/Tarea/calculadora.html</text:span></text:p></draw:text-box><svg:title/><svg:desc/></draw:frame><draw:frame draw:z-index="487457280" draw:id="id40" draw:style-name="a40" draw:name="Textbox 4" text:anchor-type="paragraph" svg:x="7.73698in" svg:y="11.35434in" svg:width="0.21042in" svg:height="0.15208in" style:rel-width="scale" style:rel-height="scale"><draw:text-box><text:p text:style-name="P203"><text:span text:style-name="T204"><text:page-number text:fixed="false">1</text:page-number></text:span><text:span text:style-name="T205">/</text:span><text:span text:style-name="T206"><text:page-count>1</text:page-count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alculadora</dc:title>
    <dc:creator>word</dc:creator>
    <meta:creation-date>2024-11-15T17:34:00Z</meta:creation-date>
    <dc:date>2024-11-15T17:34:00Z</dc:date>
    <meta:template xlink:href="Normal" xlink:type="simple"/>
    <meta:editing-cycles>2</meta:editing-cycles>
    <meta:editing-duration>PT0S</meta:editing-duration>
    <meta:user-defined meta:name="Created" meta:value-type="date">2024-11-15T00:00:00Z</meta:user-defined>
    <meta:user-defined meta:name="Creator">Mozilla/5.0 (Windows NT 10.0; Win64; x64) AppleWebKit/537.36 (KHTML, like Gecko) Chrome/130.0.0.0 Safari/537.36</meta:user-defined>
    <meta:user-defined meta:name="LastSaved" meta:value-type="date">2024-11-15T00:00:00Z</meta:user-defined>
    <meta:user-defined meta:name="Producer">Skia/PDF m130</meta:user-defined>
    <meta:document-statistic meta:page-count="3" meta:paragraph-count="4" meta:word-count="326" meta:character-count="2183" meta:row-count="15" meta:non-whitespace-character-count="1861"/>
  </office:meta>
</office:document-meta>
</file>